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611fb"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fo:color="#0000ff"/>
    </style:style>
    <style:style style:name="P6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9" style:family="paragraph" style:parent-style-name="Text_20_body">
      <style:paragraph-properties fo:text-align="justify" style:justify-single-word="false"/>
    </style:style>
    <style:style style:name="P80" style:family="paragraph" style:parent-style-name="Text_20_body">
      <style:text-properties fo:language="ru" fo:country="RU"/>
    </style:style>
    <style:style style:name="P81" style:family="paragraph" style:parent-style-name="Text_20_body">
      <loext:graphic-properties draw:fill="solid" draw:fill-color="#eeeeee" draw:opacity="100%"/>
      <style:paragraph-properties fo:background-color="#eeeeee"/>
      <style:text-properties fo:language="ru" fo:country="RU"/>
    </style:style>
    <style:style style:name="P8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3" style:family="paragraph" style:parent-style-name="Text_20_body">
      <style:text-properties fo:color="#800000" fo:language="ru" fo:country="RU"/>
    </style:style>
    <style:style style:name="P84" style:family="paragraph" style:parent-style-name="Text_20_body">
      <loext:graphic-properties draw:fill="solid" draw:fill-color="#eeeeee" draw:opacity="100%"/>
      <style:paragraph-properties fo:background-color="#eeeeee"/>
    </style:style>
    <style:style style:name="P85" style:family="paragraph" style:parent-style-name="First_20_line_20_indent">
      <loext:graphic-properties draw:fill="solid" draw:fill-color="#eeeeee" draw:opacity="100%"/>
      <style:paragraph-properties fo:background-color="#eeeeee"/>
      <style:text-properties fo:language="ru" fo:country="RU"/>
    </style:style>
    <style:style style:name="P8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7" style:family="paragraph" style:parent-style-name="Text_20_body">
      <style:paragraph-properties fo:margin-left="0in" fo:margin-right="0in" fo:text-align="justify" style:justify-single-word="false" fo:text-indent="0in" style:auto-text-indent="false"/>
    </style:style>
    <style:style style:name="P88" style:family="paragraph" style:parent-style-name="Text_20_body">
      <style:paragraph-properties fo:margin-left="0in" fo:margin-right="0in" fo:text-align="justify" style:justify-single-word="false" fo:text-indent="0in" style:auto-text-indent="false"/>
      <style:text-properties fo:color="#800000"/>
    </style:style>
    <style:style style:name="P8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0" style:family="paragraph" style:parent-style-name="Text_20_body">
      <style:paragraph-properties fo:margin-left="0in" fo:margin-right="0in" fo:text-align="center" style:justify-single-word="false" fo:text-indent="0in" style:auto-text-indent="false"/>
    </style:style>
    <style:style style:name="P9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0" style:family="paragraph" style:parent-style-name="Footnote">
      <style:paragraph-properties fo:margin-left="0in" fo:margin-right="0in" fo:text-indent="0in" style:auto-text-indent="false"/>
      <style:text-properties fo:language="en" fo:country="US"/>
    </style:style>
    <style:style style:name="P101" style:family="paragraph" style:parent-style-name="Footnote">
      <style:text-properties fo:language="en" fo:country="US"/>
    </style:style>
    <style:style style:name="P102" style:family="paragraph" style:parent-style-name="Footnote">
      <style:text-properties fo:language="ru" fo:country="RU"/>
    </style:style>
    <style:style style:name="P103" style:family="paragraph" style:parent-style-name="Footnote">
      <style:text-properties style:use-window-font-color="true"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1" style:family="paragraph" style:parent-style-name="Text_20_body" style:list-style-name="L1">
      <style:paragraph-properties fo:text-align="justify" style:justify-single-word="false"/>
    </style:style>
    <style:style style:name="P112" style:family="paragraph" style:parent-style-name="Text_20_body" style:list-style-name="L1">
      <style:paragraph-properties fo:text-align="justify" style:justify-single-word="false"/>
      <style:text-properties fo:language="ru" fo:country="RU"/>
    </style:style>
    <style:style style:name="P113" style:family="paragraph" style:parent-style-name="Text_20_body" style:list-style-name="L2">
      <style:paragraph-properties fo:text-align="justify" style:justify-single-word="false"/>
      <style:text-properties fo:language="ru" fo:country="RU"/>
    </style:style>
    <style:style style:name="P11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15" style:family="paragraph" style:parent-style-name="Text_20_body" style:list-style-name="L3">
      <style:text-properties fo:language="ru" fo:country="RU"/>
    </style:style>
    <style:style style:name="P11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7" style:family="paragraph" style:parent-style-name="Text_20_body">
      <style:paragraph-properties fo:margin-left="0in" fo:margin-right="0in" fo:text-align="justify" style:justify-single-word="false" fo:text-indent="0.1965in" style:auto-text-indent="false"/>
    </style:style>
    <style:style style:name="P118" style:family="paragraph" style:parent-style-name="Text_20_body">
      <style:paragraph-properties fo:margin-left="0in" fo:margin-right="0in" fo:text-align="justify" style:justify-single-word="false" fo:text-indent="0.1965in" style:auto-text-indent="false"/>
      <style:text-properties officeooo:paragraph-rsid="00184f67"/>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b3caa" style:font-style-asian="normal" style:font-style-complex="normal"/>
    </style:style>
    <style:style style:name="P12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4ab50" officeooo:paragraph-rsid="0024ab50" style:font-style-asian="normal" style:font-style-complex="normal"/>
    </style:style>
    <style:style style:name="P12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503f" officeooo:paragraph-rsid="0026503f" style:font-style-asian="normal" style:font-style-complex="normal"/>
    </style:style>
    <style:style style:name="P12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440a" officeooo:paragraph-rsid="0027440a" style:font-style-asian="normal" style:font-style-complex="normal"/>
    </style:style>
    <style:style style:name="P124" style:family="paragraph" style:parent-style-name="Text_20_body">
      <style:paragraph-properties fo:margin-left="0in" fo:margin-right="0in" fo:text-align="justify" style:justify-single-word="false" fo:text-indent="0.1965in" style:auto-text-indent="false"/>
      <style:text-properties fo:language="ru" fo:country="RU" officeooo:rsid="0027440a" officeooo:paragraph-rsid="0027440a"/>
    </style:style>
    <style:style style:name="P12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9" style:family="paragraph" style:parent-style-name="Heading_20_2">
      <style:text-properties fo:language="en" fo:country="US"/>
    </style:style>
    <style:style style:name="P130" style:family="paragraph" style:parent-style-name="Heading_20_2">
      <style:text-properties fo:language="ru" fo:country="RU"/>
    </style:style>
    <style:style style:name="P131" style:family="paragraph" style:parent-style-name="Heading_20_2">
      <loext:graphic-properties draw:fill="solid" draw:fill-color="#eeeeee" draw:opacity="100%"/>
      <style:paragraph-properties fo:background-color="#eeeeee"/>
      <style:text-properties fo:language="ru" fo:country="RU"/>
    </style:style>
    <style:style style:name="P132" style:family="paragraph" style:parent-style-name="Heading_20_2">
      <loext:graphic-properties draw:fill="solid" draw:fill-color="#eeeeee" draw:opacity="100%"/>
      <style:paragraph-properties fo:background-color="#eeeeee"/>
    </style:style>
    <style:style style:name="P133" style:family="paragraph" style:parent-style-name="Heading_20_1">
      <loext:graphic-properties draw:fill="solid" draw:fill-color="#eeeeee" draw:opacity="100%"/>
      <style:paragraph-properties fo:background-color="#eeeeee"/>
    </style:style>
    <style:style style:name="P134" style:family="paragraph" style:parent-style-name="Heading_20_1">
      <style:paragraph-properties fo:margin-left="0in" fo:margin-right="0in" fo:text-align="center" style:justify-single-word="false" fo:text-indent="0.1965in" style:auto-text-indent="false"/>
    </style:style>
    <style:style style:name="P13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ru" fo:country="RU" officeooo:rsid="0016f1bd"/>
    </style:style>
    <style:style style:name="T7" style:family="text">
      <style:text-properties fo:language="ru" fo:country="RU" officeooo:rsid="00186d1c"/>
    </style:style>
    <style:style style:name="T8" style:family="text">
      <style:text-properties fo:language="ru" fo:country="RU" officeooo:rsid="00184f67"/>
    </style:style>
    <style:style style:name="T9" style:family="text">
      <style:text-properties fo:language="ru" fo:country="RU" officeooo:rsid="001ab79c"/>
    </style:style>
    <style:style style:name="T10" style:family="text">
      <style:text-properties fo:language="ru" fo:country="RU" officeooo:rsid="001b3caa"/>
    </style:style>
    <style:style style:name="T11" style:family="text">
      <style:text-properties fo:language="ru" fo:country="RU" officeooo:rsid="001cd621"/>
    </style:style>
    <style:style style:name="T12" style:family="text">
      <style:text-properties fo:language="ru" fo:country="RU" officeooo:rsid="001fdf66"/>
    </style:style>
    <style:style style:name="T13" style:family="text">
      <style:text-properties fo:language="ru" fo:country="RU" officeooo:rsid="00218fb7"/>
    </style:style>
    <style:style style:name="T14" style:family="text">
      <style:text-properties fo:language="ru" fo:country="RU" officeooo:rsid="0023510a"/>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officeooo:rsid="001611fb"/>
    </style:style>
    <style:style style:name="T21" style:family="text">
      <style:text-properties fo:color="#ff3333"/>
    </style:style>
    <style:style style:name="T22" style:family="text">
      <style:text-properties fo:color="#ff3333" fo:language="ru" fo:country="RU"/>
    </style:style>
    <style:style style:name="T23" style:family="text">
      <style:text-properties fo:color="#ff3333" fo:language="ru" fo:country="RU" fo:font-style="normal" style:font-style-asian="normal" style:font-style-complex="normal"/>
    </style:style>
    <style:style style:name="T24" style:family="text">
      <style:text-properties fo:color="#ff3333" fo:font-style="normal" style:font-style-asian="normal" style:font-style-complex="normal"/>
    </style:style>
    <style:style style:name="T25" style:family="text">
      <style:text-properties fo:font-style="italic" style:font-style-asian="italic" style:font-style-complex="italic"/>
    </style:style>
    <style:style style:name="T26" style:family="text">
      <style:text-properties fo:color="#6666ff" fo:language="ru" fo:country="RU"/>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ru" fo:country="RU" fo:font-style="normal" style:font-style-asian="normal" style:font-style-complex="normal"/>
    </style:style>
    <style:style style:name="T30" style:family="text">
      <style:text-properties fo:color="#800000" fo:language="ru" fo:country="RU" officeooo:rsid="001b7aef"/>
    </style:style>
    <style:style style:name="T31" style:family="text">
      <style:text-properties fo:color="#800000" fo:language="en" fo:country="US"/>
    </style:style>
    <style:style style:name="T32" style:family="text">
      <style:text-properties fo:color="#800000" fo:language="en" fo:country="US" fo:font-style="normal" style:font-style-asian="normal" style:font-style-complex="normal"/>
    </style:style>
    <style:style style:name="T33" style:family="text">
      <style:text-properties fo:color="#800000" fo:font-style="normal" style:font-style-asian="normal" style:font-style-complex="normal"/>
    </style:style>
    <style:style style:name="T34" style:family="text">
      <style:text-properties fo:color="#ff6600"/>
    </style:style>
    <style:style style:name="T35" style:family="text">
      <style:text-properties fo:color="#ff6600" fo:language="ru" fo:country="RU"/>
    </style:style>
    <style:style style:name="T36" style:family="text">
      <style:text-properties fo:font-weight="bold" style:font-weight-asian="bold" style:font-weight-complex="bold"/>
    </style:style>
    <style:style style:name="T37" style:family="text">
      <style:text-properties style:use-window-font-color="true"/>
    </style:style>
    <style:style style:name="T38" style:family="text">
      <style:text-properties style:use-window-font-color="true" fo:language="ru" fo:country="RU"/>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ru" fo:country="RU" fo:font-style="normal" fo:font-weight="normal" style:font-style-asian="normal" style:font-weight-asian="normal" style:font-style-complex="normal" style:font-weight-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font-style="normal" style:font-style-asian="normal" style:font-style-complex="normal"/>
    </style:style>
    <style:style style:name="T54" style:family="text">
      <style:text-properties fo:color="#0066ff"/>
    </style:style>
    <style:style style:name="T55" style:family="text">
      <style:text-properties fo:color="#0066ff" fo:language="en" fo:country="US" fo:font-style="normal" fo:background-color="transparent" loext:char-shading-value="0" style:font-style-asian="normal" style:font-style-complex="normal"/>
    </style:style>
    <style:style style:name="T56" style:family="text">
      <style:text-properties fo:background-color="#ffff00" loext:char-shading-value="0"/>
    </style:style>
    <style:style style:name="T57" style:family="text">
      <style:text-properties fo:color="#00ccff"/>
    </style:style>
    <style:style style:name="T58" style:family="text">
      <style:text-properties fo:font-weight="normal" style:font-weight-asian="normal" style:font-weight-complex="normal"/>
    </style:style>
    <style:style style:name="T59" style:family="text">
      <style:text-properties officeooo:rsid="0016f1bd"/>
    </style:style>
    <style:style style:name="T60" style:family="text">
      <style:text-properties officeooo:rsid="001b3caa"/>
    </style:style>
    <style:style style:name="T61" style:family="text">
      <style:text-properties officeooo:rsid="001dd019"/>
    </style:style>
    <style:style style:name="T62" style:family="text">
      <style:text-properties officeooo:rsid="001e1b1a"/>
    </style:style>
    <style:style style:name="T63" style:family="text">
      <style:text-properties officeooo:rsid="0022db42"/>
    </style:style>
    <style:style style:name="T64" style:family="text">
      <style:text-properties officeooo:rsid="002340f4"/>
    </style:style>
    <style:style style:name="T65" style:family="text">
      <style:text-properties officeooo:rsid="0027440a"/>
    </style:style>
    <style:style style:name="T66" style:family="text">
      <style:text-properties officeooo:rsid="0028a04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882612245767839478" text:style-name="L1">
        <text:list-item>
          <text:p text:style-name="P111">добавить детектив <text:span text:style-name="T1">(реализовано)</text:span>+ магические уроки/трактаты Старсвирла (реализовано)</text:p>
        </text:list-item>
        <text:list-item>
          <text:p text:style-name="P112">Терра несколько раз пытается убить Макса (один раз — в аквапарке). Несколько раз Макса спасает Селестия (даёт приказы Нексусу)</text:p>
        </text:list-item>
        <text:list-item>
          <text:p text:style-name="P112">Книги:</text:p>
        </text:list-item>
      </text:list>
      <text:list xml:id="list5810932296850426403" text:style-name="L2">
        <text:list-item>
          <text:p text:style-name="P113">«Великие грифоны прошлого» - из канона (5<text:span text:style-name="T15">s8e)</text:span></text:p>
        </text:list-item>
        <text:list-item>
          <text:p text:style-name="P113">«Высшие заклинания в повседневном использовании: от песчинки до дворца»</text:p>
        </text:list-item>
        <text:list-item>
          <text:p text:style-name="P114">«Малоизвестные аспекты магии трансформаций»</text:p>
        </text:list-item>
        <text:list-item>
          <text:p text:style-name="P11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3">Дасти Вейфарер «Зебрианская культура, быт и фольклор»</text:p>
        </text:list-item>
        <text:list-item>
          <text:p text:style-name="P113">«Краткая история Эквестрии»</text:p>
        </text:list-item>
        <text:list-item>
          <text:p text:style-name="P113">«Шедевры архитектуры Эквестрии» с разделом о Кантерлотском Королевском Дворце</text:p>
        </text:list-item>
        <text:list-item>
          <text:p text:style-name="P113">«Великие дела и великие чары». Страница 893: …</text:p>
        </text:list-item>
        <text:list-item>
          <text:p text:style-name="P113">«Природа Проклятий» - обмен</text:p>
        </text:list-item>
        <text:list-item>
          <text:p text:style-name="P113">«<text:span text:style-name="T47">Магия для Чайников</text:span>» - обмен</text:p>
        </text:list-item>
        <text:list-item>
          <text:p text:style-name="P113">«Энциклопедия Арканум» - обмен</text:p>
        </text:list-item>
        <text:list-item>
          <text:p text:style-name="P113">«О Гейсах» - обмен</text:p>
        </text:list-item>
        <text:list-item>
          <text:p text:style-name="P113">«<text:span text:style-name="T56">Тайны Тайных Наук</text:span>» - обмен</text:p>
        </text:list-item>
        <text:list-item>
          <text:p text:style-name="P114">«Основы Заклятий» - обмен</text:p>
        </text:list-item>
        <text:list-item>
          <text:p text:style-name="P113"><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699740143431895761" text:style-name="L3">
        <text:list-item>
          <text:p text:style-name="P11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5">Селестия — переменчивая пони. В одно время не строгая, а в другое может быть такой, что страшно становится</text:p>
        </text:list-item>
        <text:list-item>
          <text:p text:style-name="P115">У Селестии были такие элементы гармонии: Магия, Доброта, Смех. У Луны — Верность, Честность, Щедрость. (ксенофазия)</text:p>
        </text:list-item>
        <text:list-item>
          <text:p text:style-name="P11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5">Около 820-ти лет назад будущий маг Лайтнинг Стар поступил на обучение к наставнику Тииспоту</text:p>
        </text:list-item>
        <text:list-item>
          <text:p text:style-name="P11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5">У Селестии грива и хвост развеваются и переливаются от магического шампуня</text:p>
        </text:list-item>
        <text:list-item>
          <text:p text:style-name="P115">Тело Селестии очень крепкое — может выдержать несколько тонн земли</text:p>
        </text:list-item>
        <text:list-item>
          <text:p text:style-name="P115">Дискорд намного старше принцесс, его магия сильнее ихней на голову</text:p>
        </text:list-item>
        <text:list-item>
          <text:p text:style-name="P115">Луна младше Селестии на 3 года. Сёстрам около 5000 лет. По другим данным, Селестии около 2500 лет (Обмен).</text:p>
        </text:list-item>
        <text:list-item>
          <text:p text:style-name="P115">Принцессы начали войну с Дискордом в возрасте, когда им было около 700 лет — и продолжалась война почти сто лет</text:p>
        </text:list-item>
        <text:list-item>
          <text:p text:style-name="P115">Самый главный враг сестёр и Дискорда — скука</text:p>
        </text:list-item>
        <text:list-item>
          <text:p text:style-name="P115">В Эквестрии на одного жеребца приходится четыре - пять кобыл</text:p>
        </text:list-item>
        <text:list-item>
          <text:p text:style-name="P11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5">Селестия в первые полторы тысячи лет путешествовала — и заварила несколько войн (две — с Эквестрией, в одной была против Луны)</text:p>
        </text:list-item>
        <text:list-item>
          <text:p text:style-name="P115">Настоящий цвет гривы Селестии — клубнично-розовая. Радужный цвет гривы и хвоста поддерживается магией</text:p>
        </text:list-item>
        <text:list-item>
          <text:p text:style-name="P115">Кроме Дискорда, старше сестёр ещё старейшина драконов</text:p>
        </text:list-item>
        <text:list-item>
          <text:p text:style-name="P115">Кэйденс не прожила и 60-ти лет и является низкорожденной</text:p>
        </text:list-item>
        <text:list-item>
          <text:p text:style-name="P115"><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5">Народ тихо фигел от нововведений и с ещё большим ожесточением продолжал делать по-своему</text:p>
        </text:list-item>
        <text:list-item>
          <text:p text:style-name="P11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5">Когда пони женятся, они обмениваются ножными браслетами</text:p>
        </text:list-item>
        <text:list-item>
          <text:p text:style-name="P115">Светилами, кроме сестёр, могут управлять единороги (группы), Дискорд, Твайлайт и Старсвирл</text:p>
        </text:list-item>
        <text:list-item>
          <text:p text:style-name="P115">Королева Кризалис — правительница Зелёной Долины</text:p>
        </text:list-item>
        <text:list-item>
          <text:p text:style-name="P115">Мать Луны и Селестии — аликорн Лорен. Мать Дискорда — Алиса (пони-человек)</text:p>
        </text:list-item>
        <text:list-item>
          <text:p text:style-name="P11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9">Искусственный интеллект. Создан Владом и Максом. Разработан для управления корпорациями.</text:p>
      <text:h text:style-name="Heading_20_3" text:outline-level="3">Норф</text:h>
      <text:p text:style-name="P7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5">(2500 ?)</text:span>. Страдает о скуки.</text:p>
      <text:h text:style-name="Heading_20_3" text:outline-level="3">Луна</text:h>
      <text:p text:style-name="P7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7">Единорог. Холост, молод, мечтателен. Живёт в Кантерлоте. В свободное время рисует облака.</text:p>
      <text:h text:style-name="Heading_20_3" text:outline-level="3">Алекс</text:h>
      <text:p text:style-name="P87">Менеджер проектов, над одним из которых (Нексус) работает Макс.</text:p>
      <text:h text:style-name="Heading_20_3" text:outline-level="3">Ростик</text:h>
      <text:p text:style-name="P87">Лидер команды тестировщиков</text:p>
      <text:h text:style-name="Heading_20_3" text:outline-level="3">Стас</text:h>
      <text:p text:style-name="P87">Программист-новичок в команде Макса.</text:p>
      <text:h text:style-name="Heading_20_3" text:outline-level="3"><text:soft-page-break/>Рома</text:h>
      <text:p text:style-name="P87">Программист в команде UI-программистов</text:p>
      <text:h text:style-name="Heading_20_3" text:outline-level="3">Анджела</text:h>
      <text:p text:style-name="P87">Сисадмин. Флиртует с Максом.</text:p>
      <text:p text:style-name="P87"/>
      <text:h text:style-name="Heading_20_2" text:outline-level="2">Положения</text:h>
      <text:p text:style-name="P8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29" text:outline-level="2">1. Терра</text:h>
      <text:p text:style-name="P28">музыка - кондовая электронная, холодная и отчаянная (Electronics “Disappointed”)</text:p>
      <text:p text:style-name="P8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7">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0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15">RnD-</text:span><text:span text:style-name="T1">зоны</text:span><text:span text:style-name="T1"><text:note text:id="ftn3" text:note-class="footnote"><text:note-citation>3</text:note-citation><text:note-body><text:p text:style-name="P10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9">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57"><text:span text:style-name="T15">&gt;\</text:span>Привет, Нексус. Это Макс.</text:p>
      <text:p text:style-name="P57"><text:span text:style-name="T15">&lt;\</text:span>Привет Макс. <text:span text:style-name="T1">Рад тебя видеть. Где ты отсутствовал три дня?</text:span></text:p>
      <text:p text:style-name="P57"><text:span text:style-name="T15">&gt;\</text:span><text:span text:style-name="T1">Неважно.</text:span><text:span text:style-name="T15"> </text:span>Выдай <text:span text:style-name="T1">общую </text:span>диагностику <text:span text:style-name="T1">на экран</text:span> в сжатом формате.</text:p>
      <text:p text:style-name="P26"/>
      <text:p text:style-name="P39">Так, что тут у нас? По логам видно, что <text:s/>три последних запроса вызвали сбои в работе кластера и заставили перегрузиться один из хостов.</text:p>
      <text:p text:style-name="P39">Введём-ка парочку <text:span text:style-name="T1">простейших</text:span> вопросов <text:span text:style-name="T1">для разминки</text:span>.</text:p>
      <text:p text:style-name="P39"/>
      <text:p text:style-name="P57"><text:span text:style-name="T15">&gt;\</text:span>Как называется наш проект?</text:p>
      <text:p text:style-name="P57"><text:span text:style-name="T15">&lt;\</text:span>Дайсон.</text:p>
      <text:p text:style-name="P57"><text:span text:style-name="T15">&gt;\</text:span>Сколько тебе лет?</text:p>
      <text:p text:style-name="P57"><text:soft-page-break/><text:span text:style-name="T15">&lt;\</text:span>Два года с начала запуска кластера.</text:p>
      <text:p text:style-name="P57"><text:span text:style-name="T15">&gt;\</text:span>Какой сейчас год?</text:p>
      <text:p text:style-name="P57"><text:span text:style-name="T15">&gt;\</text:span>202<text:span text:style-name="T1">6</text:span>-й.</text:p>
      <text:p text:style-name="P27"/>
      <text:p text:style-name="P39">Так, на закрытые словарные вопросы ответы есть <text:span text:style-name="T1">—</text:span> значит, речевой транслятор и база знаний в порядке.</text:p>
      <text:p text:style-name="P39">Проверим бизнес-логику на тестовой задачке.</text:p>
      <text:p text:style-name="P38"/>
      <text:p text:style-name="P57"><text:span text:style-name="T15">&gt;\</text:span>Нексус, отключи память <text:span text:style-name="T1">заданий</text:span> за последнюю неделю.</text:p>
      <text:p text:style-name="P57"><text:span text:style-name="T15">&lt;\</text:span>Выполнено.</text:p>
      <text:p text:style-name="P57"><text:span text:style-name="T1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7"><text:span text:style-name="T15">&lt;\</text:span><text:span text:style-name="T1">Тебя понял. Читаю задачу...</text:span></text:p>
      <text:p text:style-name="P5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8">Ограничени<text:span text:style-name="T1">е 1:</text:span><text:span text:style-name="T15"> </text:span><text:span text:style-name="T1">нельзя</text:span> подать в суд на компанию Б и ждать результатов, так как за время разбирательства компания А обанкротится.</text:p>
      <text:p text:style-name="P58">Ограничени<text:span text:style-name="T1">е 2: решение должно находиться в правовых рамках уголовного и административного кодекса.</text:span></text:p>
      <text:p text:style-name="P58">Задание:<text:span text:style-name="T1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8"><text:span text:style-name="T15">&lt;\</text:span><text:span text:style-name="T1">Выполняю задачу</text:span>...</text:p>
      <text:p text:style-name="P58"><text:span text:style-name="T15">&lt;\</text:span>...</text:p>
      <text:p text:style-name="P58"><text:span text:style-name="T15">&lt;\</text:span>Решение:</text:p>
      <text:p text:style-name="P58"><text:span text:style-name="T1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8"><text:span text:style-name="T1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5">:47.bmf»</text:span></text:p>
      <text:p text:style-name="P26"/>
      <text:p text:style-name="P35">&lt;<text:span text:style-name="T1">как-то говённо. Улучшить</text:span>&gt;</text:p>
      <text:p text:style-name="P39">Хм, не понял? Ч<text:span text:style-name="T1">ё</text:span> за хрень?</text:p>
      <text:p text:style-name="P39"/>
      <text:p text:style-name="P57"><text:span text:style-name="T15">&gt;</text:span>\Нексус, почему ты используешь жёсткие настройки <text:span text:style-name="T1">для решения задачи</text:span>?</text:p>
      <text:p text:style-name="P57"><text:span text:style-name="T15">&lt;\</text:span>Настройки правильные, <text:span text:style-name="T1">Макс</text:span>.</text:p>
      <text:p text:style-name="P27"/>
      <text:p text:style-name="P39">Хм. Кто-то из релиз-команды лажанулся <text:span text:style-name="T1">с бизнес-настройками</text:span><text:span text:style-name="T15">?</text:span> Ладно, <text:span text:style-name="T1">это не моё дело, на стабильность работы это не влияет. П</text:span>роехали.</text:p>
      <text:p text:style-name="P39"><text:span text:style-name="T1">Ч</text:span>то у нас с аналитикой?</text:p>
      <text:p text:style-name="P16"/>
      <text:p text:style-name="P57"><text:span text:style-name="T15">&gt;</text:span>\Нексус, <text:span text:style-name="T1">в неком городе живёт брадобрей, который бреет всех людей, которые не бреются сами. Вопрос: кто бреет брадобрея</text:span>?</text:p>
      <text:p text:style-name="P27"/>
      <text:p text:style-name="P39">Вместо ответа Нексус выплюнул в консоль длинную строку букв и служебных символов, среди которых бросилась в глаза строка “<text:span text:style-name="T36">incompartible interface Analytics v.0.93 beta</text:span>”</text:p>
      <text:p text:style-name="P39">Ага, уже теплее.</text:p>
      <text:p text:style-name="P39"/>
      <text:p text:style-name="P57"><text:span text:style-name="T15">&gt;</text:span>\Нексус, выдай <text:span text:style-name="T1">краткую </text:span>диагностику модулей <text:span text:style-name="T1">аналитики</text:span></text:p>
      <text:p text:style-name="P39"/>
      <text:p text:style-name="P39">Йо! </text:p>
      <text:p text:style-name="P39">Видеокамеры молча наблюдают за поднятым вверх <text:span text:style-name="T1">большим пальцем</text:span>.</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1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5">– </text:span>Окей. Спасибо, Макс. <text:span text:style-name="T1">Выручил.</text:span></text:p>
      <text:p text:style-name="P3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9"><text:span text:style-name="T1">– </text:span>Ааа, понятно. Ну ладно, у меня всё. <text:span text:style-name="T1">Отбой</text:span>!</text:p>
      <text:p text:style-name="P40"><text:span text:style-name="T1">– Отбой</text:span>. <text:span text:style-name="T1">Ещё раз спасибо, что помог. Жаль, что ты ушёл</text:span><text:span text:style-name="T15">.</text:span></text:p>
      <text:p text:style-name="P64">Гудки.</text:p>
      <text:p text:style-name="P39"><text:soft-page-break/><text:span text:style-name="T1">У</text:span>ходя попрощался с охранником, <text:span text:style-name="T1">увлечённо исследующим тему педофилии</text:span>.</text:p>
      <text:p text:style-name="P39">Всё, свободен. Хотя <text:s/><text:span text:style-name="T1">воскресенье</text:span> уже испорчен<text:span text:style-name="T1">о</text:span>.</text:p>
      <text:p text:style-name="P39"/>
      <text:p text:style-name="P90">***</text:p>
      <text:p text:style-name="P90"/>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1">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5">&lt;</text:span><text:span text:style-name="T28">месяц</text:span><text:span text:style-name="T15">&gt;</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1">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5">Картинка дёрнулась и поплыла, звёзды опять стали вращаться.</text:span> </text:p>
      <text:p text:style-name="P1">Теряю сознание, что ли? Надо отойти от перил. Надо...</text:p>
      <text:p text:style-name="P23">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60">Музыка быстрая, тревожная, надорваная и печальная (Pet Shop Boys “So Hard” ?)</text:p>
      <text:p text:style-name="P30"/>
      <text:p text:style-name="P8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0"/>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28">Описание получше. Подземелье</text:span><text:span text:style-name="T15">&gt; Воздух вокруг был буквально наэлектризован некой силой. Чувствовалось напряжение огромных </text:span><text:soft-page-break/><text:span text:style-name="T15">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8">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7">верх</text:span>…</text:p>
      <text:p text:style-name="P5">Тут м<text:span text:style-name="T15">еня, </text:span>наконец,<text:span text:style-name="T15"> стошнило. Буквально вывернуло наизнанку: из носа текло, в глазах стояли слёзы. </text:span></text:p>
      <text:p text:style-name="P5"><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2">Спи, сестра моя родная,<text:line-break/>Спи. Усни.<text:line-break/>Крыльями тебя укрою,<text:line-break/>Спи. Усни.</text:p><text:p text:style-name="P102"><text:tab/>В чаще тёмной волки воют,<text:line-break/>Спи. Усни.</text:p><text:p text:style-name="P102"><text:tab/>В мрачном замке духи ноют,<text:line-break/>Спи. Усни.</text:p><text:p text:style-name="P102"><text:tab/>Сказки вечность нам читает,<text:line-break/>Спи. Усни.<text:line-break/>День осенний угасает,<text:line-break/>Спи. Усни.<text:line-break/>Помни только в сне глубоком,</text:p><text:p text:style-name="P10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8">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7">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5"><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5">–</text:span> ТЫ!!! ТЫ!..</text:p>
      <text:p text:style-name="P5"><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lt;<text:span text:style-name="T2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15">3. </text:span>Кантерлот</text:h>
      <text:p text:style-name="P61">Музыка медленная, фэнтезийная, средневековая, изысканая, дворцовая (стиль Dire Straits “Coyote”)</text:p>
      <text:p text:style-name="P23">Глава IV. Пределы магии</text:p>
      <text:p text:style-name="P19"/>
      <text:p text:style-name="P23">Вашему покорному слуге известны четыре предела магии: </text:p>
      <text:list xml:id="list8136324267193062619" text:style-name="L4">
        <text:list-item>
          <text:p text:style-name="P11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6"><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00"><text:s/>Сколько страниц сегодня нахреначили?</text:p><text:p text:style-name="P101">– <text:span text:style-name="T1">Восемь, учитель!</text:span></text:p><text:p text:style-name="P101">– Отлично. Надиктую ещё две и сбегаешь за кофе.</text:p></text:note-body></text:note></text:span></text:p>
        </text:list-item>
      </text:list>
      <text:p text:style-name="P7"/>
      <text:p text:style-name="P11">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9">Дискорд исчез. Последний раз драконикуса видели, когда он на своей маленькой и юркой колеснице удалялся в сторону Жеребячьих<text:span text:style-name="T27"> </text:span>гор.</text:p>
      <text:p text:style-name="P5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9">Я потянулся. Хватит на сегодня чтения. Настало время ежедневной прогулки по городу. Тем более, что у меня есть деньги.</text:p>
      <text:p text:style-name="P5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9">Так что даже на ремонт одежды и покупку необходимых в повседневной жизни мелочей у меня финансов не было. До недавнего времени. </text:p>
      <text:p text:style-name="P5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9"><text:span text:style-name="T15">Ну, понятно, в элитном придворцовом квартале, который представляет из себя </text:span><text:span text:style-name="T1">верхний город</text:span><text:span text:style-name="T15">, цены кусаются. Надо топать вниз, на окраину. Но, блин, корявые пальцы внесли свою коррективу в шопинг-план!</text:span></text:p>
      <text:p text:style-name="P59"><text:span text:style-name="T15">Как раз на спуске в нижний </text:span><text:span text:style-name="T1">город</text:span><text:span text:style-name="T1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5">.</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7">парящие платформы.</text:span> Но дворцовым бюрократам необязательно ж знать, КАК я их уничтожаю, хе-хе! Некоторые из <text:span text:style-name="T37">платформ </text:span>уничтожаются путём <text:span text:style-name="T1">усиленного</text:span> износа, будучи частью экспериментальных колесниц! “Лорен” я сделал на базе <text:span text:style-name="T3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7">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2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5">4. </text:span>Библиотека</text:h>
      <text:p text:style-name="P18">&lt;<text:span text:style-name="T51">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7">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7">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5">За прошедшие дни я уже привык и к магии, и к разумным эквиноподобным и даже </text:span><text:span text:style-name="T1">к вегетарианскому рациону</text:span><text:span text:style-name="T15">.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6">–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49">Селестия нахмурилась и подняла крылья.</text:p>
      <text:p text:style-name="P49"><text:span text:style-name="T15">– </text:span>Не забывай, человек, я — могущественный маг и правитель Эквестрии. Ко мне нужно относиться с должным уважением!</text:p>
      <text:p text:style-name="P49"><text:span text:style-name="T15">– </text:span>А то что? Превратишь в жабу? Сошлёшь на Луну? Убьёшь нахер?</text:p>
      <text:p text:style-name="P49">Аликорница сникла. Уши её опустились.</text:p>
      <text:p text:style-name="P49"><text:span text:style-name="T15">– </text:span>Макс, не надо... Ты же знаешь, я этого не сделаю.</text:p>
      <text:p text:style-name="P49"><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49"><text:span text:style-name="T1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5">.</text:span></text:p>
      <text:p text:style-name="P49"><text:span text:style-name="T15">Аликорница уселась н</text:span>а пол <text:span text:style-name="T15">и прижала копыто к груди.</text:span></text:p>
      <text:p text:style-name="P43">– Да будет так! Сим заявляю, что отныне и впредь буду общаться с тобой на равных, человек Макс. Слово Селестии!</text:p>
      <text:p text:style-name="P49"><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49"><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5">– </text:span>Вот, читай отсюда. <text:span text:style-name="T15">– а</text:span>ликорница подчеркнула абзац копытом.</text:p>
      <text:p text:style-name="P49"><text:soft-page-break/></text:p>
      <text:p text:style-name="P52">***</text:p>
      <text:p text:style-name="P52"/>
      <text:p text:style-name="P5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3">Но величайшая справедливость юниверсума заключается в том, что не существует безвыходных положений. Всегда есть надежда.</text:p>
      <text:p text:style-name="P5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lt;<text:span text:style-name="T27">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text:soft-page-break/>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text:soft-page-break/>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Кентаврячьи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3">– <text:s/>Давай я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3">–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3"><text:soft-page-break/><text:span text:style-name="T1">– Занавес. </text:span>– <text:s/><text:span text:style-name="T1">подытожил я.</text:span></text:p>
      <text:p text:style-name="P43"/>
      <text:h text:style-name="P130" text:outline-level="2"><text:span text:style-name="T15">5. </text:span>Индиго</text:h>
      <text:p text:style-name="P43"/>
      <text:p text:style-name="P4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text:soft-page-break/>–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text:soft-page-break/>– Аааа, я его знаю!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2">***</text:p>
      <text:p text:style-name="P49">&lt;<text:span text:style-name="T51">Depeche Mode - Painkiller</text:span>&gt;</text:p>
      <text:p text:style-name="P5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7">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text:soft-page-break/>–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 Вроде да. Хотя, по-моему, дело уже не в муравьях.</text:p>
      <text:p text:style-name="P49">– По-моему, тоже. – рассмеялась аликорница. – Продолжай...</text:p>
      <text:p text:style-name="P49"/>
      <text:h text:style-name="P129" text:outline-level="2">6. Стыд</text:h>
      <text:p text:style-name="P49"/>
      <text:p text:style-name="P53">~~~ Завтра на семь в библиотеке ~~~</text:p>
      <text:p text:style-name="P53"/>
      <text:p text:style-name="P49">–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2">***</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2">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9">—</text:span> осень, за осенью <text:span text:style-name="T39">—</text:span> зима. <text:s/>Если пошёл дождь, должно быть мокро, если выпал снег <text:span text:style-name="T3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9">—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 !!!</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5">— умение делегировать полномочия. Вечером того же дня я села за письменный стол.</text:span></text:p>
      <text:p text:style-name="P4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2">***</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5">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5">—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Тия. Если хочешь.</text:p>
      <text:p text:style-name="P49">– Хорошо. До встречи, Тия.</text:p>
      <text:p text:style-name="P49">– До встречи, Макс.</text:p>
      <text:p text:style-name="P49"/>
      <text:h text:style-name="Heading_20_2" text:outline-level="2"><text:span text:style-name="T1">8</text:span>. <text:span text:style-name="T15">40-6</text:span></text:h>
      <text:p text:style-name="P62">Mark Knopfler — Hill Farmers Blues — или на следующую главу (прощание)</text:p>
      <text:p text:style-name="P49"/>
      <text:p text:style-name="P5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7">Истончения </text:span>(быть может, к счастью). Всё, что я могу <text:span text:style-name="T15">— оставить тебе напутствие.</text:span></text:p>
      <text:p text:style-name="P53"><text:soft-page-break/><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3"><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3">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53">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3">Удачи!</text:p>
      <text:p text:style-name="P43">…</text:p>
      <text:p text:style-name="P43"/>
      <text:p text:style-name="P49">Тоже мне, философ выискался, Диоген копытный! Вот не люблю, когда всякие "гуру" с глубокомысленным видом порют чушь. Эквестрия <text:span text:style-name="T17">—</text:span> отличная страна, пони <text:span text:style-name="T17">— </text:span><text:span text:style-name="T15">прекрасные создания, порядки тут отличные! Чисто, культурно, вежливо. Дворецкий </text:span><text:span text:style-name="T17">—</text:span><text:span text:style-name="T1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3"> </text:span><text:span text:style-name="T43">— вся архитектура явно </text:span><text:span text:style-name="T39">была </text:span><text:span text:style-name="T43">заточена под крылатых. Таких, для которых приземлиться на балкон в тронном зале или уйти через портик на крыше</text:span><text:span text:style-name="T53"> </text:span><text:span text:style-name="T43">— обычное дело. </text:span><text:span text:style-name="T53">Хорошо, что ежедневные посещения каретной мастерской подняли мой тонус, изрядно посаженный сидячим образом жизни.</text:span></text:p>
      <text:p text:style-name="P1"><text:span text:style-name="T5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9">Каменный пол комнаты был покрыт розовым ковром с длиннейшим ворсом.</text:span><text:span text:style-name="T43"> </text:span><text:span text:style-name="T39">Его центр занимал высокий </text:span><text:span text:style-name="T43">кругл</text:span><text:span text:style-name="T39">ый</text:span><text:span text:style-name="T43"> </text:span><text:span text:style-name="T39">футон</text:span><text:span text:style-name="T43"> </text:span><text:span text:style-name="T39">с</text:span><text:span text:style-name="T43"> велик</text:span><text:span text:style-name="T39">им</text:span><text:span text:style-name="T43"> множество</text:span><text:span text:style-name="T39">м</text:span><text:span text:style-name="T4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49">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text:soft-page-break/>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5">— корректировка орбиты слишком груба для поддержания благоприятных условий</text:span>.</text:p>
      <text:p text:style-name="P4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3"><text:span text:style-name="T1">–</text:span> Мы же договорились! Тия!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Тия виновато сморщила нос.</text:p>
      <text:p text:style-name="P4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3">Мне печалиться не стоит</text:p><text:p text:style-name="P103">Жизнь прекрасна и ярка</text:p><text:p text:style-name="P103">Телом молода, душою —</text:p><text:p text:style-name="P103">Как дракон морской мудра</text:p><text:p text:style-name="P103"/><text:p text:style-name="P103">Я видала взлёт империй,</text:p><text:p text:style-name="P103">Я жила среди легенд,</text:p><text:p text:style-name="P103">Древней магии мистерий</text:p><text:p text:style-name="P103">Я прилежнейший студент</text:p><text:p text:style-name="P103"/><text:p text:style-name="P103">Обожаема народом,</text:p><text:p text:style-name="P103">Уважаема врагом,</text:p><text:p text:style-name="P103">Но друзей моих немного,</text:p><text:p text:style-name="P103">Но жжёт душу холодом</text:p><text:p text:style-name="P103"/><text:p text:style-name="P103">Одинока и печальна,</text:p><text:p text:style-name="P103">Недоступна и строга,</text:p><text:p text:style-name="P103">Потеряла изначальный</text:p><text:p text:style-name="P103">Смысл жизни навсегда</text:p><text:p text:style-name="P103"/><text:p text:style-name="P103">Жизнь моя теперь публична,</text:p><text:p text:style-name="P103">Жизнь моя теперь для всех,</text:p><text:p text:style-name="P103">В этом — горе, в этом — счастье,</text:p><text:p text:style-name="P10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Тии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Тие.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9">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5">–</text:span> А водку у вас принято пить?</text:p>
      <text:p text:style-name="P41"><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49"><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5">– Я несказанно рада, что, наконец-то, могу назвать тебя своим другом. </text:span>– мурлыкнула Тия. – <text:span text:style-name="T15">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5">– Это ты называешь “дружбой”? – с </text:span>улыбкой хмыкнул<text:span text:style-name="T15"> я. – </text:span>Мне нравится твоё чувство юмора.</text:p>
      <text:p text:style-name="P49">Аликорница нахмурилась.</text:p>
      <text:p text:style-name="P49"><text:span text:style-name="T15">–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5">– </text:span>Нет, что ты, Тия, не мели ерунды! Я всем доволен, я просто в восторге. Мне вообще кажется, что я попал в рай,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5">— не друг, я — нечто большее. Я тебя </text:span>лю...</text:p>
      <text:p text:style-name="P49">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text:soft-page-break/>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недели,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3">–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2">***</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3">– </text:span><text:span text:style-name="T39">Говорят, в </text:span><text:span text:style-name="T23">Додж </text:span><text:span text:style-name="T24">Джанкшн</text:span><text:span text:style-name="T39">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3">– </text:span><text:span text:style-name="T46">А из Пинто Крика уже месяц нет новостей...</text:span></text:p>
      <text:p text:style-name="P5"><text:span text:style-name="T43">–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4"><text:span text:style-name="T46">– </text:span>“<text:span text:style-name="T1">Что я могу сделать, чтобы вернуть всё назад?</text:span>”</text:p>
      <text:p text:style-name="P14"><text:span text:style-name="T46">– </text:span><text:span text:style-name="T39">Так и сказала?</text:span></text:p>
      <text:p text:style-name="P1"><text:span text:style-name="T43">– </text:span><text:span text:style-name="T39">Да, </text:span><text:span text:style-name="T40">Фэнси</text:span><text:span text:style-name="T3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6">– </text:span><text:span text:style-name="T39">Что бы это значило, Флер?</text:span></text:p>
      <text:p text:style-name="P14"><text:span text:style-name="T46">– </text:span><text:span text:style-name="T39">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9">…</text:p>
      <text:p text:style-name="P56">–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6">– Куда проваливаться?</text:p>
      <text:p text:style-name="P56">– Они не знают. В тех провалах не видно дна...</text:p>
      <text:p text:style-name="P56">…</text:p>
      <text:p text:style-name="P5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6">– Леди и джентлькольты! Приём окончен! Её Высочество Принцесса Селестия будет рада видеть <text:s/>вас в следующую среду!</text:p>
      <text:p text:style-name="P5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5">–</text:span> Ты? <text:span text:style-name="T15">–</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4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5">–</text:span> Пятьдесят шесть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5">–</text:span> А почему вы не поселитесь в более пригодном для земледелия месте?</text:p>
      <text:p text:style-name="P4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21">растеря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43"><text:soft-page-break/>–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1"><text:span text:style-name="T16">&lt;</text:span><text:span text:style-name="T32">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6">&gt;</text:span></text:p>
      <text:p text:style-name="P1"><text:span text:style-name="T44">&lt;</text:span><text:span text:style-name="T55">Mark Knopfler - </text:span><text:span text:style-name="T54">Hill Farmer's Blues</text:span><text:span text:style-name="T44">&gt;</text:span></text:p>
      <text:p text:style-name="P46">***</text:p>
      <text:p text:style-name="P43"/>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3">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3">–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3">– Мааам, а со мной связан элементаль?</text:p>
      <text:p text:style-name="P53">–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8"><text:span text:style-name="T1">– Конечно, мам! «День горящего очага» </text:span>— <text:span text:style-name="T1">верно?</text:span></text:p>
      <text:p text:style-name="P53">–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3">Так возникли аликорны.</text:p>
      <text:p text:style-name="P5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3">Имя её было Селестия.</text:p>
      <text:p text:style-name="P53">За ней последовала и сестра её, Луна.</text:p>
      <text:p text:style-name="P5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3">То есть, всегда.</text:p>
      <text:p text:style-name="P53">Тут и сказке конец. А теперь, Эйприл, залазь на полку и закрывай глазки.</text:p>
      <text:p text:style-name="P53">– Ну мааам! Раскажи ещё что-нибудь! Про Сомбру!</text:p>
      <text:p text:style-name="P53">–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53"><text:soft-page-break/>– А почему только тебя? А меня? А дядю-горгулия?</text:p>
      <text:p text:style-name="P53">– <text:s/>Тебя я забрать ему не дам. А в дядю не тыкай копытом, это невежливо! Спи уже, мой маленький!</text:p>
      <text:p text:style-name="P53">– Поцелуй меня на ночь, мам!</text:p>
      <text:p text:style-name="P53">– Конечно, мой хороший...</text:p>
      <text:p text:style-name="P53"/>
      <text:p text:style-name="P43">Вагоны убаюкивающе перестукивались по рельсам, унося меня прочь от Кантерлота. Я перевернулся на другой бок и провалился в сон.</text:p>
      <text:p text:style-name="P43"/>
      <text:h text:style-name="Heading_20_2" text:outline-level="2">10. Понивилль</text:h>
      <text:p text:style-name="P43"/>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4"/>
      <text:p text:style-name="P22">***</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27">меткоискатели потом устроят во дворе за домом Макса эксперимент по </text:span><text:s/><text:span text:style-name="T27">полёту на реактивном воздушном змее с антиоблачной пушкой — хотят быть погодными пони</text:span>&gt;. А вот...</text:p>
      <text:p text:style-name="P1"><text:span text:style-name="T43">–</text:span><text:span text:style-name="T39"> Эй, верзила, поосторожнее, лягать теб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треть арбуза каждое.</text:p>
      <text:p text:style-name="P43"><text:soft-page-break/>– Ред Делишес? Две серебряшки.</text:p>
      <text:p text:style-name="P43">– Куча?</text:p>
      <text:p text:style-name="P43">– Ну ты даёшь! – хмыкнула Эпплджек. – Даже не смешно.</text:p>
      <text:p text:style-name="P43">– Неужели штука?</text:p>
      <text:p text:style-name="P43">Поняшк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3">Я улыбнулся и кивнул в ответ. Ситуация начала выправляться.</text:p>
      <text:p text:style-name="P4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4">Додж Джанкшена.</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43">–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 </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ом джеме.</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 </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9">под твоим руководством</text:span><text:span text:style-name="T43">. Подожди немного, я отсистематизирую нужную информацию и расскажу тебе, насколько далеко смогла продвинуться.</text:span></text:p>
      <text:p text:style-name="P41">“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5">***</text:p>
      <text:p text:style-name="P43"/>
      <text:p text:style-name="P91"><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листок назад, перевернув его обратно.</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5">— то есть крыльев. И я подумала: а что, если…</text:span></text:p>
      <text:p text:style-name="P49"><text:span text:style-name="T15">–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9">– Угу. Только шар ты же и прожёг, соревнуясь с Рэйнбоу Дэш по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5">— потом меня отстранили от экспериментов. И после этого от меня требуют ускорить исследования!&lt;</text:span><text:span text:style-name="T31">Луна является изо сна и запрещает Твайлайт дальнейшие исследования – потом Макс встречается с ней во сне</text:span><text:span text:style-name="T15">&gt;</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2">***</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3"/>
      <text:p text:style-name="P53">– Ага, он был закладкой в четвёртом номере «PlayMare», в разделе «Тридцать две позы, которые удивят вашего френдкольта».</text:p>
      <text:p text:style-name="P53">– Спайк! Немедленно ложись спать!</text:p>
      <text:p text:style-name="P53">– Уже иду. Кукурузу доем только и иду.</text:p>
      <text:p text:style-name="P53">–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5">—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5">. Это поможет мне в моей монографии на тему аликорнизации.</text:span></text:p>
      <text:p text:style-name="P49">Я уселась на пуфике, а подруги заняли места на матрасах…</text:p>
      <text:p text:style-name="P53"/>
      <text:p text:style-name="P53">– Спайк, будь добр, принеси дневник эксперимента. Он в подвале, за шкафом с ретортами, в...</text:p>
      <text:p text:style-name="P53">– В сейфе, я в курсе.</text:p>
      <text:p text:style-name="P53"/>
      <text:p text:style-name="P55">***</text:p>
      <text:p text:style-name="P61">&lt;Seal — Amazing&gt;</text:p>
      <text:p text:style-name="P53">Дата: 12.04.1003 А.С.</text:p>
      <text:p text:style-name="P53">Эксперимент: заклинание Воплощения Индрэ</text:p>
      <text:p text:style-name="P53">Испытуемая: Эпплджек</text:p>
      <text:p text:style-name="P53"><text:soft-page-break/>Синопсис: запись сна со слов испытуемой</text:p>
      <text:p text:style-name="P53">Замечания: замечаний нет</text:p>
      <text:p text:style-name="P53"/>
      <text:p text:style-name="P1">Я посмотрела на застывшее у моих ног<text:span text:style-name="T1"> тело</text:span>. </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5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5">»</text:span></text:p>
      <text:p text:style-name="P12">Я остановилась перед дверью. Полметра брони отделяли меня от Эквестрии. Полметра брони и двадцать пять лет.</text:p>
      <text:p text:style-name="P23"><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5">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У меня дико заболела голова: мне казалось, она вылезет из шляпы распухшим шаром. Мне самой неимоверно </text:span><text:soft-page-break/><text:span text:style-name="T15">захотелось прыгнуть в круг света...</text:span></text:p>
      <text:p text:style-name="P53"/>
      <text:p text:style-name="P53">Примечания: ПипБак? Стойло? Двойники?</text:p>
      <text:p text:style-name="P1"/>
      <text:p text:style-name="P3">***</text:p>
      <text:p text:style-name="P1"/>
      <text:p text:style-name="P53">Дата: 12.04.1003 А.С.</text:p>
      <text:p text:style-name="P53">Эксперимент: заклинание Воплощения Индрэ</text:p>
      <text:p text:style-name="P53">Испытуемая: Рэйнбоу Дэш</text:p>
      <text:p text:style-name="P53">Синопсис: описание пробуждения испытуемой</text:p>
      <text:p text:style-name="P53">Замечания: испытуемая отказалась дать описание сна. «Гы-гы... Хренасе... Человеки рулят...» <text:span text:style-name="T18">—</text:span><text:span text:style-name="T19"> </text:span><text:span text:style-name="T58">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49">&lt;<text:span text:style-name="T57">d.notive — Talking Flight</text:span>&gt;</text:p>
      <text:p text:style-name="P53">Дата: 12.04.1003 А.С.</text:p>
      <text:p text:style-name="P53">Эксперимент: заклинание Воплощения Индрэ</text:p>
      <text:p text:style-name="P53">Испытуемая: Рэрити</text:p>
      <text:p text:style-name="P53">Синопсис: запись сна со слов испытуемой</text:p>
      <text:p text:style-name="P53">Замечания: замечаний нет</text:p>
      <text:p text:style-name="P53"/>
      <text:p text:style-name="P1"><text:span text:style-name="T39">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5">—</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text:soft-page-break/>шаг вперёд. Мне захотелось подойти поближе к экрану...</text:p>
      <text:p text:style-name="P1">&lt;<text:span text:style-name="T2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3">Примечания: эгрегор Эквестрии (место, откуда берутся и куда уходят <text:span text:style-name="T1">всепони)&lt;</text:span><text:span text:style-name="T28">разъяснение эгрегора перенести в разговор с Максом</text:span><text:span text:style-name="T1">&gt;?</text:span> Куда ведёт чёрный экран?</text:p>
      <text:p text:style-name="P53"/>
      <text:p text:style-name="P55">***</text:p>
      <text:p text:style-name="P53"/>
      <text:p text:style-name="P53">Дата: 12.04.1003 А.С.</text:p>
      <text:p text:style-name="P53">Эксперимент: заклинание Воплощения Индрэ</text:p>
      <text:p text:style-name="P53">Испытуемая: Флаттершай</text:p>
      <text:p text:style-name="P53">Синопсис: описание пробуждения испытуемой</text:p>
      <text:p text:style-name="P5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3"/>
      <text:p text:style-name="P53">* Примечания: при виде кексиков истерика случилась с Пинки Пай.</text:p>
      <text:p text:style-name="P53"/>
      <text:p text:style-name="P52">***</text:p>
      <text:p text:style-name="P49"/>
      <text:p text:style-name="P53">Дата: 12.04.1003 А.С.</text:p>
      <text:p text:style-name="P53">Эксперимент: заклинание Воплощения Индрэ</text:p>
      <text:p text:style-name="P53">Испытуемая: Пинки Пай</text:p>
      <text:p text:style-name="P53">Синопсис: описание пробуждения испытуемой</text:p>
      <text:p text:style-name="P53">Замечания: испытуемая отказалась дать описание сна.</text:p>
      <text:p text:style-name="P53"/>
      <text:p text:style-name="P5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3"/>
      <text:p text:style-name="P53">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3">Сим повелеваем прекратить дальнейшие эксперименты<text:span text:style-name="T3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text:p>
      <text:p text:style-name="P1"><text:soft-page-break/></text:p>
      <text:h text:style-name="Heading_20_2" text:outline-level="2">12. День <text:span text:style-name="T62">сурка</text:span></text:h>
      <text:p text:style-name="P1"/>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5">Солнечный лучик настойчиво пробивался сквозь плотно сомкнутые веки. Ветерок через открытое окно </text:span><text:span text:style-name="T1">щекотал уши и шуршал</text:span><text:span text:style-name="T15"> </text:span><text:span text:style-name="T1">занавесками</text:span><text:span text:style-name="T15">. Я раскрыл глаза, в который раз наслаждаясь ясной головой и абсолютной выспанностью </text:span><text:span text:style-name="T43">—</text:span><text:span text:style-name="T15"> роскошью, недоступной мне </text:span><text:span text:style-name="T1">годами</text:span><text:span text:style-name="T15">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118"><text:span text:style-name="T8">Дом, который я арендовал под жилище, </text:span><text:span text:style-name="T12">был</text:span><text:span text:style-name="T8"> в прошлом жилище</text:span><text:span text:style-name="T12">м</text:span><text:span text:style-name="T8"> путевого обходчика. </text:span><text:span text:style-name="T7">Большой ларь в сенях был забит огромными ключами для подтяжки гаек, </text:span><text:span text:style-name="T9">молотками</text:span><text:span text:style-name="T7">, </text:span><text:span text:style-name="T9">керосиновыми фонарями</text:span><text:span text:style-name="T7"> и пожелтевшими расписаниями движения поездов. Прямо под окном утопали в траве ржавые рельсы, исчезающие в приземистой кирпичной будке в глубине сада. И вот из неё-то</text:span><text:span text:style-name="T1"> отчётливо раздавалась перебранка.</text:span></text:p>
      <text:p text:style-name="P5">…</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text:soft-page-break/>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5">— и о</text:span>н<text:span text:style-name="T15"> з</text:span>нает, как приготовить<text:span text:style-name="T15"> </text:span>из них особенный вольт-сидр, <text:span text:style-name="T59">который больше никто не сделает</text:span><text:span text:style-name="T15">.</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text:span><text:span text:style-name="T13">чётко </text:span><text:span text:style-name="T1">думать об чём-</text:span><text:span text:style-name="T6">то</text:span><text:span text:style-name="T1">, то ответ на то и получишь. Вот и будем думать про то, куда деваются пони. И ответ получим, и кьютимарки </text:span><text:span text:style-name="T6">заодно</text:span><text:span text:style-name="T1">! А если хватит фейерверков, так я ещё пару вопросов додумать успею.</text:span></text:p>
      <text:p text:style-name="P51">– А, по-моему, <text:span text:style-name="T59">ты перепутала, Скуталу</text:span>. <text:span text:style-name="T59">Мыслью направляется </text:span><text:span text:style-name="T20">заклинание Индрэ.</text:span> А ускоритель <text:span text:style-name="T60">просто </text:span>сталкивает частицы для получения магической энергии. <text:span text:style-name="T63">И Мак, кстати, яблоки не ускоряет, а перегоняет. Мне сестра говорила.</text:span></text:p>
      <text:p text:style-name="P49">– Эээ! Я не собираюсь ни с чем сталкивать свои яблоки! <text:span text:style-name="T61">И перегонять тоже!</text:span> Давайте лучше их съедим.</text:p>
      <text:p text:style-name="P49">– Тише, <text:span text:style-name="T64">поняши</text:span>!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text:span><text:span text:style-name="T14">Блум,</text:span><text:span text:style-name="T1"> </text:span>— <text:span text:style-name="T1">я буду своей собственной частицей! Всё равно кому-то нужно </text:span><text:span text:style-name="T10">формировать</text:span><text:span text:style-name="T1"> вопрос </text:span><text:span text:style-name="T10">для </text:span><text:span text:style-name="T1">ускорител</text:span><text:span text:style-name="T10">я</text:span><text:span text:style-name="T1">.</text:span></text:p>
      <text:p text:style-name="P120"><text:span text:style-name="T1">– </text:span><text:span text:style-name="T10">Так причём тут ускоритель, </text:span><text:span text:style-name="T14">Скуталу</text:span><text:span text:style-name="T10">?! </text:span><text:span text:style-name="T11">Говорю ж, э</text:span><text:span text:style-name="T10">то ж для заклинания Индрэ...</text:span></text:p>
      <text:p text:style-name="P49">…</text:p>
      <text:p text:style-name="P121">Я захлопнул окно. Опять детвора играет. Я уже несколько дней слышал из этой будки возню и жеребячьи голоса, <text:span text:style-name="T65">возвращаясь от Твайлайт</text:span>.</text:p>
      <text:p text:style-name="P123">После тщательного отбора оборудования я отослал полученный список <text:span text:style-name="T66">Селестии с помощью Спайка. К нашему с Твайлайт удивлению, ответ задерживался. Вот уже неделю я праздно жил в Понивилле, вникая в суть работы Твайлайт. Для лучшего понимания аспектов магии, единорожка даже попыталась обучить меня нескольким простейшим заклинаниям.</text:span></text:p>
      <text:p text:style-name="P122"/>
      <text:p text:style-name="P122"/>
      <text:p text:style-name="P122"/>
      <text:p text:style-name="P122"/>
      <text:p text:style-name="P122"/>
      <text:p text:style-name="P14"/>
      <text:p text:style-name="P1"><text:span text:style-name="T15">&lt;</text:span><text:span text:style-name="T28">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упились маковским сидром до розовых слоников. Но разговорившись с Пинки, Макс понимает, что меткоискатели затеяли опасную хрень (</text:span><text:span text:style-name="T30">видит у Пинки схему ускорителя на ракетных движках из фейерверков с пони в центре — это ей по ошибке дали меткоискатели</text:span><text:span text:style-name="T28">). Макс бежит домой. Пинки — за ним. Потом Макс падает, Пинки приходится тащить его на себе. В конце-концов, они подбегают к дому, чтобы увидеть взлёт ракеты со Скуталу со стартовой площадки из дрезины (Скуталу спасена Рэйнбоу Дэш).</text:span><text:span text:style-name="T15">&gt;</text:span></text:p>
      <text:p text:style-name="P5"><text:soft-page-break/></text:p>
      <text:p text:style-name="P10">***</text:p>
      <text:p text:style-name="P5"/>
      <text:p text:style-name="P5">Восстановив события, я начал подниматься с крыльца. Взгляд упал на письмо, которое я машинально свернул трубочкой. </text:p>
      <text:p text:style-name="P5">Так-так.</text:p>
      <text:p text:style-name="P7">Кому: человеку Максу, Понивилль.</text:p>
      <text:p text:style-name="P7">От кого: принцессы Селестии, Кантерлот, дворец.</text:p>
      <text:p text:style-name="P5">Ага, это ответ на мой запрос по оборудованию, который я жду уже неделю.</text:p>
      <text:p text:style-name="P124">&lt;<text:span text:style-name="T27">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5"/>
      <text:p text:style-name="P1">...</text:p>
      <text:p text:style-name="P1"><text:span text:style-name="T1">&lt;Макс бухает с Пинки (</text:span><text:span text:style-name="T35">Ты</text:span><text:span text:style-name="T34"> что! Нельзя любить фаэри! Она похитит твоё сердце и ты будешь искать её до смерти</text:span><text:span text:style-name="T35">)</text:span><text:span text:style-name="T34"> — Пинки </text:span><text:span text:style-name="T35">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5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text:soft-page-break/>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5">&lt;</text:span><text:span text:style-name="T2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5">&gt;</text:span></text:p>
      <text:p text:style-name="P1"><text:span text:style-name="T15">&lt;</text:span><text:span text:style-name="T35">В разговоре в Кантерлоте с Луной после исчезновения Селестии Макс узнаёт, что она (Селестия) холодна к сексу.</text:span><text:span text:style-name="T15">&gt;</text:span></text:p>
      <text:p text:style-name="P1"/>
      <text:p text:style-name="P1">&lt;<text:span text:style-name="T34">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49"/>
      <text:h text:style-name="P13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15">&lt;</text:span><text:span text:style-name="T27">Влад рассказывает Максу о своём сне </text:span><text:span text:style-name="T31">—</text:span><text:span text:style-name="T27"> как он был поняхой, а потом проснулся в мире Терры</text:span><text:span text:style-name="T15">&gt;</text:span></text:p>
      <text:p text:style-name="P15"/>
      <text:p text:style-name="P2"><text:span text:style-name="T15">– </text:span>... я слишком приблизилась к экрану и меня стало тянуть к нему. Пони, ждущий своей очереди, еле увернулся от меня <text:span text:style-name="T15">—</text:span> так быстро я неслась к экрану, <text:span text:style-name="T15">–</text:span> возбуждённо говорила Рэрити, <text:span text:style-name="T15">–</text:span> но тут… <text:span text:style-name="T15">–</text:span> она <text:soft-page-break/>запнулась.</text:p>
      <text:p text:style-name="P2"><text:span text:style-name="T15">–</text:span> Да? Что “тут”? <text:span text:style-name="T15">–</text:span> Твайлайт была вся внимание.</text:p>
      <text:p text:style-name="P2"><text:span text:style-name="T15">–</text:span> Тут я проснулась.</text:p>
      <text:p text:style-name="P2"><text:span text:style-name="T15">–</text:span> О, понятно. Я была вынуждена прервать ваше сновидение, так как Макс очень плохо выглядел. <text:span text:style-name="T15">–</text:span> <text:span text:style-name="T1">о</text:span>бъяснила Твайлайт. <text:span text:style-name="T15">–</text:span> В твоих манекенах в бутике больше жизни, чем тогда было в нём <text:span text:style-name="T15">–</text:span> она указала копытом на меня. <text:span text:style-name="T15">–</text:span> Но даже то, что ты успела увидеть, очень интересно. Сфера из светящихся пони <text:span text:style-name="T15">–</text:span> это, конечно же, Эгрегор Эквестрии. Место, откуда берутся и куда уходят все пони</text:p>
      <text:p text:style-name="P2">(<text:span text:style-name="T15">&lt;</text:span><text:span text:style-name="T27">согласовать с тем, что говорил Анакорн о Р/Д</text:span><text:span text:style-name="T15">&gt;</text:span>). </text:p>
      <text:p text:style-name="P2">Об этом Эгрегоре пишется в книге <text:span text:style-name="T15">&lt;</text:span><text:span text:style-name="T27">Изменчивой Магии</text:span><text:span text:style-name="T15">&gt;</text:span>. То, что Рэрити удалось его увидеть <text:span text:style-name="T1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15">&lt;</text:span><text:span text:style-name="T27">обоснование сна для Р/Д. РД видит несколько вариантов историй с Mane6 </text:span><text:span text:style-name="T31">—</text:span><text:span text:style-name="T27"> и с собой + Леро </text:span><text:span text:style-name="T31">—</text:span><text:span text:style-name="T27"> намёк на несовместимые фанфики</text:span></text:p>
      <text:p text:style-name="P2"><text:span text:style-name="T27">Пинки видит кошмар (кексики) и сходит с ума. И ещё она видит как Селестия стала Матрицей (подпрограммой Нексуса)</text:span><text:span text:style-name="T15">&gt;</text:span></text:p>
      <text:p text:style-name="P2"/>
      <text:p text:style-name="P2"><text:span text:style-name="T15">–</text:span> Хммм… <text:span text:style-name="T15">–</text:span> Твайлайт в задумчивости остановилась перед одной из полок. <text:span text:style-name="T1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5">–</text:span> И самое главное… <text:span text:style-name="T15">–</text:span> Рэрити задумчиво потерла висок. <text:span text:style-name="T15">–</text:span> В той очереди, совсем близко к экрану стояла она…</text:p>
      <text:p text:style-name="P2"><text:span text:style-name="T15">–</text:span> Кто <text:span text:style-name="T15">—</text:span> она? <text:span text:style-name="T15">–</text:span> повернулась Твайлайт.</text:p>
      <text:p text:style-name="P2"><text:span text:style-name="T15">–</text:span> Её Высочество, принцесса Селестия...</text:p>
      <text:p text:style-name="P50"/>
      <text:p text:style-name="P49"/>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text:soft-page-break/>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4"><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3"/>
      <text:p text:style-name="P43"/>
      <text:p text:style-name="P43">&lt;<text:span text:style-name="T2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15">–</text:span> М-м-м. В описании заклинания Свирл упоминал гармонию. Я и подумал, а что, если это кат-то связано с тобой и твоими друзьями?</text:p>
      <text:p text:style-name="P2"><text:span text:style-name="T15">–</text:span> Хм. Ты так думаешь? <text:span text:style-name="T15">–</text:span> Единорожка вытащила с помощью магии засаленый том из угловой полки с знакомым названием: “Основы магического искусства”.</text:p>
      <text:p text:style-name="P2"><text:span text:style-name="T15">–</text:span> М-м-м… “...на укрепление гармонии нашего континуума...”.</text:p>
      <text:p text:style-name="P2">Твайлайт начала в возбуждении ходить по читальному залу.</text:p>
      <text:p text:style-name="P36">–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43"><text:soft-page-break/></text:p>
      <text:p text:style-name="P43">&gt;</text:p>
      <text:p text:style-name="P43"/>
      <text:p text:style-name="P43"/>
      <text:p text:style-name="P43"/>
      <text:p text:style-name="P53">.<text:span text:style-name="T27">..Макс! Запрошенный тобой </text:span><text:span text:style-name="T31">&lt;</text:span><text:span text:style-name="T27">синхрофазотрон</text:span><text:span text:style-name="T31">&gt; </text:span><text:span text:style-name="T2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4"><text:span text:style-name="T46">&lt;</text:span><text:span text:style-name="T33">Макс помогает починить Эпплджек повозку.</text:span><text:span text:style-name="T46">&gt;</text:span></text:p>
      <text:p text:style-name="P43"/>
      <text:p text:style-name="P83"/>
      <text:p text:style-name="P4"/>
      <text:p text:style-name="P4">***</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5">–</text:span> Элементы-шмелементы, <text:span text:style-name="T15">–</text:span> проворчал Спайк, выкарабкиваясь из-под Твайлайт, <text:span text:style-name="T15">–</text:span> привет, Макс (мы с ним виделись пару раз в Кантерлоте). Ты как, не ушиблась? <text:span text:style-name="T15">–</text:span> Дракончик повернулся к единорожке <text:span text:style-name="T15">&lt;</text:span><text:span text:style-name="T28">аликорнице?</text:span><text:span text:style-name="T15">&gt;</text:span>.</text:p>
      <text:p text:style-name="P2"><text:span text:style-name="T15">–</text:span> Да нет, всё в порядке, Спайк. <text:span text:style-name="T1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5">–</text:span> Вообще-то говоря, мне кажется, внешняя сила <text:span text:style-name="T1">—</text:span> это я. Я точно произошёл не в Эквестрии и вообще не в этом мире.</text:p>
      <text:p text:style-name="P2"><text:span text:style-name="T15">–</text:span> Да, логично, <text:span text:style-name="T15">–</text:span> сказала в нос Твайлайт. <text:span text:style-name="T15">–</text:span> Могла бы и сама догадаться.</text:p>
      <text:p text:style-name="P2"><text:span text:style-name="T15">–</text:span> Но проблема в том, что я не знаю, ак помочь вам. Может, я какая-то неправильная сила? <text:span text:style-name="T15">–</text:span> Я поправил платок на носу Твайлайт.</text:p>
      <text:p text:style-name="P2"><text:span text:style-name="T15">–</text:span> Заклинания Свирла Бородатого обычно срабатывают без ошибок.</text:p>
      <text:p text:style-name="P2"><text:span text:style-name="T15">–</text:span> Если их правильно вызывают, <text:span text:style-name="T15">–</text:span> пробурчал возвратившийся Спайк, укладываясь в корзинку.</text:p>
      <text:p text:style-name="P2"><text:span text:style-name="T15">–</text:span> Что он имел ввиду?</text:p>
      <text:p text:style-name="P2"><text:span text:style-name="T15">–</text:span> Нууу, - Твайлайт смутилась, <text:span text:style-name="T15">–</text:span> заклинание сработало со второй попытки. В первый раз, с <text:span text:style-name="T3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5">–</text:span> Единорожка опустила голову.</text:p>
      <text:p text:style-name="P2"><text:soft-page-break/></text:p>
      <text:p text:style-name="P2"><text:span text:style-name="T15">&lt;</text:span><text:span text:style-name="T27">Селестия проснётся на Терре в облике кибермозга, т.к. в своём мире она на ступень выше пони (а кибермозг на Терре на ступень выше людей)</text:span><text:span text:style-name="T15">&gt;</text:span></text:p>
      <text:p text:style-name="P2"><text:span text:style-name="T15">–</text:span> Да, печально получилось <text:span text:style-name="T15">&lt;</text:span><text:span text:style-name="T28">и всего-то</text:span><text:span text:style-name="T1">?</text:span><text:span text:style-name="T15">&gt;</text:span>. Но вернёмся к заклинанию. Во второй раз вы вызвали его правильно <text:span text:style-name="T1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5">–</text:span> Нет, она мне ничего не говорила. Но, видишь ли, ваше королевство и вы сами описаны в моём мире в детском сериале.</text:p>
      <text:p text:style-name="P2"><text:span text:style-name="T15">–</text:span> Мы? Описаны? <text:span text:style-name="T15">–</text:span> Твайлайт от удивления открыла рот. <text:span text:style-name="T1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5">–</text:span> Вряд ли кто-то из людей побывал здесь до меня. До вас ведь никто не вызывал это заклинание Свирла?</text:p>
      <text:p text:style-name="P2"><text:span text:style-name="T15">–</text:span> Нет. Собрание столь сильных магов запомнилось бы.</text:p>
      <text:p text:style-name="P2"><text:span text:style-name="T1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5">–</text:span> Вам нравятся рассказы про Эквестрию? <text:span text:style-name="T15">–</text:span> Твайлайт улыбнулась.</text:p>
      <text:p text:style-name="P2"><text:span text:style-name="T1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5">–</text:span> Брони?</text:p>
      <text:p text:style-name="P2"><text:span text:style-name="T1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5">–</text:span> Ого! У нас есть поклонники! Интересно было бы поговорить об этом с твоим другом.</text:p>
      <text:p text:style-name="P2"><text:span text:style-name="T15">–</text:span> Его нет. Он погиб полгода назад.</text:p>
      <text:p text:style-name="P2"><text:span text:style-name="T15">–</text:span> О, мои соболезнования! <text:span text:style-name="T15">–</text:span> Твайлайт подошла ко мне и положила переднюю ногу мне на плечо (когда я сидел, она вполне могла достать до него). <text:span text:style-name="T15">–</text:span> Друзей терять очень тяжко.</text:p>
      <text:p text:style-name="P2"><text:span text:style-name="T1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5">–</text:span> Подумать только! <text:span text:style-name="T1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5">–</text:span> Нууу, я не думаю, что это описан наша Терра. У нас ничего подобного не водится.</text:p>
      <text:p text:style-name="P2"><text:span text:style-name="T15">–</text:span> Да? Ну ладно. В конце-концов, это всего лишь миф. Свирл Бородатый, правда, упоминал о двух <text:soft-page-break/>случаях встреч с существами, похожими на вас. <text:span text:style-name="T1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5">–</text:span> Печенье испёк Спайк. Он на удивление искусный повар, когда на него находит вдохновение.</text:p>
      <text:p text:style-name="P2"><text:span text:style-name="T1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5">–</text:span> Я помню, ваша магия Элементов Гармонии обладает большой силой.</text:p>
      <text:p text:style-name="P2"><text:span text:style-name="T15">–</text:span> Да. <text:span text:style-name="T15">–</text:span> <text:span text:style-name="T1">к</text:span>ивнула Твайлайт. <text:span text:style-name="T1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5">–</text:span> Для восстановления гармонии, говришь, <text:span text:style-name="T15">–</text:span> я почесал затылок.</text:p>
      <text:p text:style-name="P2"><text:span text:style-name="T15">–</text:span> Ну да, это так. Большие возмущения гармонии можно исправить только с помощью… Ой!..</text:p>
      <text:p text:style-name="P2"><text:span text:style-name="T15">–</text:span> Угу, вот именно. Сейчас имеем “большое возмущение гармонии”.</text:p>
      <text:p text:style-name="P2">Твайлайт прижала копыта к вискам.</text:p>
      <text:p text:style-name="P2"><text:span text:style-name="T1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5">–</text:span> Найтмэр Мун и Дискорд не разорвались и не сгорели.</text:p>
      <text:p text:style-name="P2"><text:span text:style-name="T15">–</text:span> Они очень могущественные маги, одни из лучших. У них сильный антимагический иммунитет. К тому же они биологически бессмертны.</text:p>
      <text:p text:style-name="P15"/>
      <text:p text:style-name="P2"><text:span text:style-name="T15">&lt;</text:span><text:span text:style-name="T2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5">&gt;</text:span></text:p>
      <text:p text:style-name="P15"/>
      <text:p text:style-name="P2"><text:span text:style-name="T15">–</text:span> Хорошо, у тебя есть какие-то встречные предложения?</text:p>
      <text:p text:style-name="P2">Твайлайт задумчиво прошлась вдоль книжной полки.</text:p>
      <text:p text:style-name="P2"><text:span text:style-name="T1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5">–</text:span> Для духа я слишком материален.</text:p>
      <text:p text:style-name="P2"><text:soft-page-break/><text:span text:style-name="T15">–</text:span> Я знаю. Но ничего более подходящего в голову не приходит. Приходи завтра после обеда. Хорошо?</text:p>
      <text:p text:style-name="P2"><text:span text:style-name="T15">–</text:span> Хорошо, Твайлайт. Приду. Спокойной ночи!</text:p>
      <text:p text:style-name="P2"><text:span text:style-name="T15">–</text:span> Спокойной ночи, Макс!</text:p>
      <text:p text:style-name="P14"/>
      <text:p text:style-name="P14"/>
      <text:p text:style-name="P14"/>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5"/>
      <text:p text:style-name="P21">&lt;<text:span text:style-name="T28">самолёт в эквестрию проваливается во время </text:span><text:span text:style-name="T2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47">&lt;<text:span text:style-name="T1">О рейде пони-рейнджеров Максу рассказывает Луна во время его возвращения в Кантерлот после исчезновения Селестии.</text:span>&gt;</text:p>
      <text:p text:style-name="P43"/>
      <text:p text:style-name="P50">&lt;<text:span text:style-name="T2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0"/>
      <text:p text:style-name="P2"><text:span text:style-name="T15">–</text:span> Ты могла бы нести меня телекинезом. Я, после того, как узнал о ваших способностях, удивлялся, почему ты этого не сделала?</text:p>
      <text:p text:style-name="P2"><text:span text:style-name="T15">–</text:span> Шутишь? <text:span text:style-name="T15">–</text:span> Селестия скосила на меня фиалковый глаз, продолжая колдовать с мешочком. <text:span text:style-name="T15">–</text:span> Ты бы потом не захотел бы видеть меня от перенесенного унижения.</text:p>
      <text:p text:style-name="P33"><text:span text:style-name="T15">&lt;Селестия </text:span>хочет любым способом (34) расположить к себе Макса, чтоб получить союзника в борьбе за спасение Эквестрии<text:span text:style-name="T15">&gt;</text:span></text:p>
      <text:p text:style-name="P2"/>
      <text:p text:style-name="P2"><text:span text:style-name="T15">–</text:span> А дальше всё было хуже, намного хуже...</text:p>
      <text:p text:style-name="P2"/>
      <text:p text:style-name="P1"/>
      <text:p text:style-name="P2"/>
      <text:p text:style-name="P4">***</text:p>
      <text:p text:style-name="P15"/>
      <text:p text:style-name="P2"><text:span text:style-name="T15">&lt;Луна - </text:span><text:span text:style-name="T2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5">&gt;</text:span></text:p>
      <text:p text:style-name="P15"/>
      <text:h text:style-name="P132" text:outline-level="2">Рейд пони-рэйнджеров</text:h>
      <text:p text:style-name="P2">&lt;Магия изо всех окраин Эквестрии бежит к её центру — в Вечнодикий лес&gt;</text:p>
      <text:p text:style-name="P31">(леденящий душу триллер, музыка тревожная)</text:p>
      <text:p text:style-name="P6">&lt;<text:span text:style-name="T2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text:span><text:soft-page-break/><text:span text:style-name="T27">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2"><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2"><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2"><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2"><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5">–</text:span> Да уж, <text:span text:style-name="T15">–</text:span> Мэдтроттер обнажил алебарду и закрепил её на ноге остриём вверх. <text:span text:style-name="T1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5">–</text:span> Шанту?</text:p>
      <text:p text:style-name="P2"><text:soft-page-break/><text:span text:style-name="T15">–</text:span> Ваше Высочество? Мы никогда не встречали такое существо раньше и я…</text:p>
      <text:p text:style-name="P2"><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5">–</text:span> Хотя кое-кто за за тысячу лет воздержания накопил столько силы, что может жонглировать планетами, не думаю, что он <text:span text:style-name="T15">&lt;</text:span><text:span text:style-name="T26">вот эту-то энергию Дискорд и потратил на превращение в дракона в мире Терры</text:span><text:span text:style-name="T1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5">&lt;</text:span><text:span text:style-name="T28">Добавить кокатрикса, мантикору и древесных волков. Тентаклианы переименовать в пландерсиды</text:span><text:span text:style-name="T1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5">–</text:span> Пхе, будет несколько <text:span text:style-name="T15">—</text:span> выберешь для них самый подходящий! <text:span text:style-name="T1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5">&lt;</text:span><text:span text:style-name="T27">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2"><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5">–</text:span> Странно, кто-то ходил к замку после того, как он был заброшен, <text:span text:style-name="T15">–</text:span> пробормотал Мэдтроттер. <text:span text:style-name="T1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oft-page-break/><text:span text:style-name="T15">–</text:span> Дискорд! Что их убило? <text:span text:style-name="T15">–</text:span> присвистнул обошедший Хорста с другой стороны Калрус.</text:p>
      <text:p text:style-name="P2"><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5">–</text:span> Это королевский конвой. Такие были на службе у принцесс ещё лет двадцать назад, до Раздора.</text:p>
      <text:p text:style-name="P2"><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5">–</text:span> ...тут была засада <text:span text:style-name="T1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5">—</text:span> туда мы и помчались, сопровождаемые хлопками и свистом вращающихся шаров.</text:p>
      <text:p text:style-name="P4">***</text:p>
      <text:p text:style-name="P2"><text:span text:style-name="T15">–</text:span> Откуда там останки пегасов? Кто мог поймать их там? Они могут уйти от любой засады.</text:p>
      <text:p text:style-name="P2"><text:span text:style-name="T15">–</text:span> Не знаю, как насчёт летунов, принцессса, но когда мы осматривали кости, на нас было совершено нападение...</text:p>
      <text:p text:style-name="P2"><text:span text:style-name="T15">–</text:span> Вот как? На королевскую стражу в центре Эквестрии? Кто же это был?</text:p>
      <text:p text:style-name="P2"><text:span text:style-name="T15">–</text:span> Лианы, принцесса. <text:span text:style-name="T15">–</text:span> Кимеринн отчеканил последнюю фразу, глядя прямо перед собой. <text:span text:style-name="T1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27">???</text:span><text:span text:style-name="T15">&gt;</text:span></text:p>
      <text:p text:style-name="P2">Луна обошла Кимеринна. </text:p>
      <text:p text:style-name="P2"><text:span text:style-name="T15">–</text:span> У вас рассечен бок. И колотая рана на шее.</text:p>
      <text:p text:style-name="P2"><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2"><text:span text:style-name="T1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5">–</text:span> Я ценю вашу службу и хочу достойно наградить вас. Спрашивайте.</text:p>
      <text:p text:style-name="P2"><text:span text:style-name="T15">–</text:span> Мне… мне ничего не нужно, Ваше Высочество. <text:span text:style-name="T1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2"><text:span text:style-name="T15">–</text:span> Хорошо, Ваше Высочество. <text:span text:style-name="T15">–</text:span> Кимеринн смотрел не мигая в точку прямо перед собой. <text:span text:style-name="T15">–</text:span> Я хочу… в награду… обращаться к вам на “ты”!</text:p>
      <text:p text:style-name="P2">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5">–</text:span> Ну что же… Я рада оказать такую услугу… Тебе…</text:p>
      <text:p text:style-name="P2"><text:soft-page-break/><text:span text:style-name="T15">–</text:span> Принцесса…</text:p>
      <text:p text:style-name="P2"><text:span text:style-name="T15">–</text:span> Луна, мой дорогой. Для тебя <text:span text:style-name="T15">—</text:span> Луна…</text:p>
      <text:p text:style-name="P2">...</text:p>
      <text:p text:style-name="P2"/>
      <text:h text:style-name="P132" text:outline-level="2">Рейд пони-рэйнджеров-2 (<text:span text:style-name="T27">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5">&lt;</text:span><text:span text:style-name="T27">гидрорысью</text:span><text:span text:style-name="T15">&gt;</text:span> и нападением <text:span text:style-name="T15">&lt;</text:span><text:span text:style-name="T27">тентаклиан</text:span><text:span text:style-name="T15">&gt;</text:span> казался мне ещё опаснее. А если этот корабль обследовать как следует…</text:p>
      <text:p text:style-name="P2"><text:span text:style-name="T15">–</text:span> Заночуем внутри. - <text:span text:style-name="T1">р</text:span>ешил я.</text:p>
      <text:p text:style-name="P2"><text:span text:style-name="T15">&lt;</text:span><text:span text:style-name="T27">Нужен ли тут самолёт? Нужен артефакт из Fallout Equestria - летучий корабль</text:span>?<text:span text:style-name="T15">&gt;</text:span></text:p>
      <text:p text:style-name="P2">Утро встретило нас туманом. Я пытался рассмотреть руины замка на противоположном берегу.</text:p>
      <text:p text:style-name="P2"><text:span text:style-name="T15">–</text:span> Идти опасно. Засаду прозевать <text:span text:style-name="T15">—</text:span> как два пера об мостовую. Хорст, я слетаю в разведку. Не нравится мне это болото.</text:p>
      <text:p text:style-name="P2"><text:span text:style-name="T1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oft-page-break/><text:span text:style-name="T15">–</text:span> Заметил что-то. <text:span text:style-name="T15">–</text:span> Хорст приставил копыто ко лбу, пытаясь рассмотретьчто-то против солнца. <text:span text:style-name="T1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5">–</text:span> Поворачивайте, уходите от болота! <text:span text:style-name="T1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5">–</text:span> Не в крыло, а в ногу, <text:span text:style-name="T15">–</text:span> проворчал я, стаскивая зубами с задней ноги толстую плеть плюща, гладко отрубленную стилетом. <text:span text:style-name="T1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5">– </text:span>Схватил бы за крыло <text:span text:style-name="T15">—</text:span> я бы не вырвался.</text:p>
      <text:p text:style-name="P2">Я взглянул вверх. На металлической стенке чётко отпечатались четыре полукруга копыт. </text:p>
      <text:p text:style-name="P2"><text:span text:style-name="T15">–</text:span> И пришлось бы тебе за меня во дворце отдуваться.</text:p>
      <text:p text:style-name="P2"><text:span text:style-name="T15">–</text:span> Нашел что-нибудь интересное в развалинах?</text:p>
      <text:p text:style-name="P2"><text:span text:style-name="T15">–</text:span> А как же! Странное такое. Похожее на обезьяну. Но стройнее и грациознее. И оно было одето…</text:p>
      <text:p text:style-name="P2"><text:span text:style-name="T15">–</text:span> Одето?</text:p>
      <text:p text:style-name="P2"><text:span text:style-name="T15">–</text:span> Да, в потёртые джинсы и куртку. И на спине было что-то вроде перемётной сумки. Не успел как следует расмотреть <text:span text:style-name="T15">—</text:span> оно скрылось в кустах. Что его отличало от обезьяны <text:span text:style-name="T1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5">–</text:span> Ещ одно неизвестное чудовище! <text:s/>Что-то их тут много развелось.</text:p>
      <text:p text:style-name="P2">Я крепко задумался. Принцесса приказывала <text:span text:style-name="T15">—</text:span> нет, не приказывала <text:span text:style-name="T1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5">–</text:span> Куда идём, Кэп? <text:span text:style-name="T15">–</text:span> Мэд прилаживал сумки, затягивая и застёгивая всевозможные ремешки. Калрус <text:soft-page-break/>устало встряхнулся и тоже начал шнуроваться.</text:p>
      <text:p text:style-name="P2">“В замок”, <text:span text:style-name="T1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5">–</text:span> Вы ведь в неопасное место идёте, да?</text:p>
      <text:p text:style-name="P2"><text:span text:style-name="T15">–</text:span> Да, Силк Мэйн, в неопасное.</text:p>
      <text:p text:style-name="P2"><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5">–</text:span> Силк, не волнуйся, если будет опасно, мы сразу же повернём. (И пойдём другой дорогой <text:span text:style-name="T1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5">—</text:span> ничтожны.</text:p>
      <text:p text:style-name="P2"><text:span text:style-name="T15">–</text:span> Возвращаемся, Мэдди, <text:span text:style-name="T15">–</text:span> решил я. <text:span text:style-name="T1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5">–</text:span> Пони умеют переносить тяготы, Макс. <text:span text:style-name="T1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5">&lt;</text:span><text:span text:style-name="T2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5">&gt;</text:span></text:p>
      <text:p text:style-name="P2"><text:span text:style-name="T15">&lt;</text:span><text:span text:style-name="T2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5">&gt;</text:span></text:p>
      <text:p text:style-name="P2"/>
      <text:p text:style-name="P2"/>
      <text:p text:style-name="P2"><text:soft-page-break/></text:p>
      <text:p text:style-name="P2"><text:span text:style-name="T15">–</text:span> Тия, я…</text:p>
      <text:p text:style-name="P2"><text:span text:style-name="T15">–</text:span> Не говори ничего! Твайлайт нашла в архиве северного крыла полузаконченное заклинание <text:span text:style-name="T15">C</text:span>вирла Бородатого. “Защита от неведомой угрозы” <text:span text:style-name="T15">—</text:span> так он назвал его. Синопсис восстановить не удалось <text:span text:style-name="T15">—</text:span> Свирл записал его на некачественной бумаге. Треть заклинания Твайли восстановила экстраполяцией <text:span text:style-name="T1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5">—</text:span> всего лишь появился ты! <text:span text:style-name="T15">–</text:span> это слово Селестия выдохнула мне в лицо, буквально ткнув меня носом. <text:span text:style-name="T15">–</text:span> И всё это время я думала <text:span text:style-name="T15">—</text:span> кто ты? Наше спасение, или всего лишь горькая шутка судьбы? И я до сих пор не знаю. </text:p>
      <text:p text:style-name="P2">Ты извини, Макс, я разнервничалась/ <text:span text:style-name="T15">–</text:span> Селестия отвернулась от меня. Я протянул руку и осторожно поправил локон переливающейся гривы. <text:span text:style-name="T1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5">–</text:span> Я не смогу сделать тебя счастливой, Тия, <text:span text:style-name="T15">–</text:span> я покачал головой. <text:span text:style-name="T15">– </text:span>Я не знаю, чем вам помочь. Скорее всего, я попал сюда случайно.</text:p>
      <text:p text:style-name="P2"><text:span text:style-name="T15">–</text:span> Я так и думала, <text:span text:style-name="T15">–</text:span> кивнула головой Селестия. <text:span text:style-name="T1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8"/>
      <text:p text:style-name="P50">Она вытянула шею и начала по очереди сгибать-разгибать ноги, разминая суставы.</text:p>
      <text:p text:style-name="P50"><text:span text:style-name="T15">–</text:span> Слишком поздно, <text:span text:style-name="T15">–</text:span> пробормотала она, глядя через панорамное окно на ночное небо. <text:span text:style-name="T15">–</text:span> Даже, скорее, рано. Сестра скоро вернётся.</text:p>
      <text:p text:style-name="P2"/>
      <text:p text:style-name="P2"><text:span text:style-name="T15">–</text:span> Макс, <text:span text:style-name="T15">–</text:span> обернулась она ко мне, <text:span text:style-name="T1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2" text:outline-level="2">В библиотеке замка Селестии</text:h>
      <text:p text:style-name="P84"/>
      <text:p text:style-name="P3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text:soft-page-break/>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5">&lt;</text:span><text:span text:style-name="T27">название книги</text:span><text:span text:style-name="T1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5">&lt;</text:span><text:span text:style-name="T27">название библиотеки</text:span><text:span text:style-name="T15">&gt;</text:span>, пытаясь найти хоть какую-нибудь зацепку. Но всё тщётно.</text:p>
      <text:p text:style-name="P2">Если верить заклинанию, я <text:span text:style-name="T15">—</text:span> внешняя сила, и если меня хорошо попросить <text:span text:style-name="T15">&lt;</text:span><text:span text:style-name="T27">см. выше - ночь с Селестией</text:span><text:span text:style-name="T1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2" text:outline-level="2">Понивилль</text:h>
      <text:p text:style-name="P2"/>
      <text:h text:style-name="P13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oft-page-break/><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oft-page-break/><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3"/>
      <text:h text:style-name="P132" text:outline-level="2">Первый сеанс двойного сна. Рэрити</text:h>
      <text:p text:style-name="P2"/>
      <text:p text:style-name="P2"><text:span text:style-name="T15">&lt;</text:span><text:span text:style-name="T2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7">Сон одновременно смотрели Рэрити, Пинки и РД. Флатти и ЭйДжей не успели подойти вовремя, т.к. жили за городом.</text:span><text:span text:style-name="T1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5">–</text:span> Кровать для тебя маловата, Макс, <text:span text:style-name="T15">–</text:span> извиняющимся тоном сообщила Твайлайт. <text:span text:style-name="T15">–</text:span> Мы сдвинули два матраса на полу. Вы с Рэрити должны поместиться.</text:p>
      <text:p text:style-name="P2"><text:span text:style-name="T15">–</text:span> Может, и поместимся. Но, вообще, я во сне верчусь.</text:p>
      <text:p text:style-name="P2"><text:span text:style-name="T15">–</text:span> Не страшно, ты не успеешь… <text:span text:style-name="T15">–</text:span> её слова были заглушены звоном входного колокольчика. Хлопнула дверь и в читальный зал вошла светлая единорожка.</text:p>
      <text:p text:style-name="P2"><text:soft-page-break/><text:span text:style-name="T1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5">—</text:span> всё это придавало Рэрити неожиданный шарм.</text:p>
      <text:p text:style-name="P2"><text:span text:style-name="T15">–</text:span> Рэрити, ты выглядишь… Замечательно выглядишь! <text:span text:style-name="T15">–</text:span> растерянно пролепетала Твайлайт.</text:p>
      <text:p text:style-name="P2"><text:span text:style-name="T15">–</text:span> Дааааааа… Замечательно! <text:span text:style-name="T15">–</text:span> наконец-то смог закрыть рот <text:span text:style-name="T1">и втянуть слюни </text:span>Спайк.</text:p>
      <text:p text:style-name="P2"><text:span text:style-name="T1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5">–</text:span> смущённо сказала Рэрити, глядя мимо меня своими фиолетовыми глазами.</text:p>
      <text:p text:style-name="P2"><text:span text:style-name="T15">–</text:span> Спасибо, Рэрити. Ты выглядишь потрясно. <text:span text:style-name="T1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5">–</text:span> Ну что же, если готовы <text:span text:style-name="T1">—</text:span> ложитесь на матрас и расслабьтесь. Вы должны касаться друг-друга. <text:span text:style-name="T1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5">–</text:span> Готовы? <text:span text:style-name="T15">–</text:span> Спросила Твайлайт.</text:p>
      <text:p text:style-name="P2"><text:span text:style-name="T15">–</text:span> Я готова. <text:span text:style-name="T15">–</text:span> <text:span text:style-name="T1">о</text:span>тозвалась Рэрити.</text:p>
      <text:p text:style-name="P2"><text:span text:style-name="T15">–</text:span> Готов. <text:span text:style-name="T1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2" text:outline-level="2">Сон Макса</text:h>
      <text:p text:style-name="P84"/>
      <text:p text:style-name="P2"><text:span text:style-name="T15">&lt;</text:span><text:span text:style-name="T2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1">–</text:span><text:span text:style-name="T27"> Готова, </text:span><text:span text:style-name="T31">–</text:span><text:span text:style-name="T27"> процедила она.</text:span><text:span text:style-name="T15">&gt;</text:span></text:p>
      <text:p text:style-name="P4">***</text:p>
      <text:p text:style-name="P2"><text:span text:style-name="T15">–</text:span> Вставай, Макс! <text:span text:style-name="T15">–</text:span> Маленькое копыто надавливало мне на грудь, делая энергичные круговые движения.</text:p>
      <text:p text:style-name="P2"><text:soft-page-break/><text:span text:style-name="T15">–</text:span> Твайлайт? <text:span text:style-name="T15">–</text:span> Взгляд сфокусировался на лавандовой единорожке, озабоченно осматривающей меня и продолжающей массаж в области сердца.</text:p>
      <text:p text:style-name="P2"><text:span text:style-name="T15">–</text:span> Мне не понравился цвет твоей мордочки. Ты стал слишком бледный. Я решила прервать твой сон. Как ты себя ...</text:p>
      <text:p text:style-name="P2"><text:span text:style-name="T15">–</text:span> … чувствуешь, дорогая Рэрити?! Я могу чем-нибудь помочь? Вот, выпей воды! <text:span text:style-name="T15">–</text:span> <text:span text:style-name="T1">д</text:span>ракончик метался вокруг светлой единорожки, в волнении заламывая лапки.</text:p>
      <text:p text:style-name="P2"><text:span text:style-name="T15">–</text:span> Спасибо, Спайк! Ты очень любезен! <text:span text:style-name="T15">–</text:span> Рэрити приподнялась на матрасе и сделала пару глотков из услужливо поднесенного Спайком стакана.</text:p>
      <text:p text:style-name="P2"><text:span text:style-name="T15">–</text:span> Я в порядке. Что-то удалось узнать? <text:span text:style-name="T15">–</text:span> обратился я к Рэрити.</text:p>
      <text:p text:style-name="P2"><text:span text:style-name="T15">–</text:span> Я всё расскажу, <text:span text:style-name="T15">–</text:span> кивнула единорожка. <text:span text:style-name="T1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5">–</text:span> Годится, <text:span text:style-name="T15">–</text:span> кивнула Твайлайт. <text:span text:style-name="T15">–</text:span> Тогда до завтрашнего вечера каждый свободен и занимается своими делами.</text:p>
      <text:p text:style-name="P2"><text:span text:style-name="T15">– </text:span>Да, Макс?</text:p>
      <text:p text:style-name="P2"><text:span text:style-name="T1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5">–</text:span> Я помогу-у-у-у! <text:span text:style-name="T15">–</text:span> <text:span text:style-name="T1">з</text:span>апрыгала на месте Пинки.</text:p>
      <text:p text:style-name="P2"><text:span text:style-name="T15">–</text:span> Я помогу! <text:span text:style-name="T15">–</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15">–</text:span> Я первая предложила! <text:span text:style-name="T15">–</text:span> возмутилась Пинки.</text:p>
      <text:p text:style-name="P2"><text:span text:style-name="T15">–</text:span> Предложила не ты, а Твайлайт. <text:span text:style-name="T15">–</text:span> <text:span text:style-name="T1">п</text:span>арировала Рэйнбоу Дэш.</text:p>
      <text:p text:style-name="P2"><text:span text:style-name="T15">–</text:span> Не ссорьтесь, <text:span text:style-name="T1">кобылки</text:span>! Давайте сегодня мне показывает Понивилль Пинки, а завтра <text:span text:style-name="T1">—</text:span> ты, Рэйнбоу. <text:span text:style-name="T15">–</text:span> <text:span text:style-name="T1">п</text:span>редложил я. <text:span text:style-name="T15">–</text:span> Годится?</text:p>
      <text:p text:style-name="P2"><text:span text:style-name="T15">–</text:span> Лады. <text:span text:style-name="T15">–</text:span> проворчала пегаска. <text:span text:style-name="T15">–</text:span> Приходи завтра на девять к библиотеке. Нет, лучше на десять.</text:p>
      <text:p text:style-name="P2"><text:span text:style-name="T15">–</text:span> Хорошо, Рэйнбоу Дэш. Договорились.</text:p>
      <text:p text:style-name="P2"><text:span text:style-name="T15">–</text:span> Пошли-пошли-пошли-пошли, <text:span text:style-name="T15">–</text:span> подталкивала меня головой к выходу Пинки. <text:span text:style-name="T1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5">–</text:span> <text:span text:style-name="T1">э</text:span>нергия Пинки была неиссякаема.</text:p>
      <text:p text:style-name="P2"><text:span text:style-name="T15">–</text:span> Ффух! Дай отдышаться.</text:p>
      <text:p text:style-name="P2"><text:span text:style-name="T15">–</text:span> Устал? <text:span text:style-name="T15">–</text:span> <text:span text:style-name="T1">у</text:span>частливо спросила Пинки.</text:p>
      <text:p text:style-name="P2"><text:span text:style-name="T1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5">–</text:span> Да? Тогда пойдём перекусим.</text:p>
      <text:p text:style-name="P2">Манерный пони-оффициант выслушал наши пожелания и удалился.</text:p>
      <text:p text:style-name="P2"><text:span text:style-name="T15">–</text:span> А какой у тебя был образ жизни?</text:p>
      <text:p text:style-name="P2"><text:span text:style-name="T15">–</text:span> В основном, <text:span text:style-name="T1">э</text:span>сидячий.</text:p>
      <text:p text:style-name="P2"><text:span text:style-name="T1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5">–</text:span> А у нас сидячая работа в порядке вещей.</text:p>
      <text:p text:style-name="P2"><text:span text:style-name="T15">–</text:span> Ужас-ужас! <text:span text:style-name="T15">–</text:span> Пинки прижала копыта передних ног к голове. <text:span text:style-name="T1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5">&lt;</text:span><text:span text:style-name="T27">Рэйнбоу объясняет Максу, почему Пинки расплатилась за него </text:span><text:span text:style-name="T28">—</text:span><text:span text:style-name="T27"> и вспоминает, что когда-то уже объясняла нечто подобное (Леро)</text:span></text:p>
      <text:p text:style-name="P2"/>
      <text:h text:style-name="P13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5">–</text:span> Привет! Куда это ты собрался? <text:span text:style-name="T15">–</text:span> <text:span text:style-name="T1">п</text:span>розвучало из листвы, как только я взялся за ручку двери. С ветки на землю спланировала Рэйнбоу Дэш.</text:p>
      <text:p text:style-name="P2"><text:span text:style-name="T15">–</text:span> Она ещё спит. Вчера пересидела за книгами. Не стоит её будить. <text:span text:style-name="T15">–</text:span> пегаска <text:span text:style-name="T1">к</text:span>ивнула на дверь. <text:span text:style-name="T15">–</text:span> Ну, пошли?</text:p>
      <text:p text:style-name="P2"><text:span text:style-name="T15">–</text:span> Пошли, Рэйнбоу Дэш. А куда?</text:p>
      <text:p text:style-name="P2"><text:span text:style-name="T15">–</text:span> Слушай, зови меня Дэш. А то и мне придётся звать тебя полным именем, а я этого не выношу.</text:p>
      <text:p text:style-name="P2"><text:span text:style-name="T15">–</text:span> Договорились, Дэш. Так куда мы идём?</text:p>
      <text:p text:style-name="P2"><text:span text:style-name="T15">–</text:span> К <text:span text:style-name="T15">&lt;</text:span><text:span text:style-name="T27">водопаду</text:span><text:span text:style-name="T15">&gt;</text:span>. Там здоровски красивое место.</text:p>
      <text:p text:style-name="P2"><text:span text:style-name="T15">–</text:span> А я думал, ты хочешь показать мне Понивилль.</text:p>
      <text:p text:style-name="P2"><text:span text:style-name="T15">–</text:span> Да ладно, <text:span text:style-name="T15">–</text:span> засмеялась пегаска, скосив на меня смущёную мордочку, <text:span text:style-name="T1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text:soft-page-break/>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5">–</text:span> Макс, <text:span text:style-name="T15">–</text:span> нарушила молчание Дэш, <text:span text:style-name="T1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5">–</text:span> Дежа вю? Ты об этом?</text:p>
      <text:p text:style-name="P2"><text:span text:style-name="T15">– </text:span>Что? Какое ещё дежавю?</text:p>
      <text:p text:style-name="P2"><text:span text:style-name="T15">–</text:span> Ложные воспоминания. Ты помнишь о чём-то, чего на самом деле никогда не было.</text:p>
      <text:p text:style-name="P2"><text:span text:style-name="T15">–</text:span> Хм. Может, и дежавю… Может… А если всё же было? Но ты не помнишь когда и как?</text:p>
      <text:p text:style-name="P2"><text:span text:style-name="T15">–</text:span> Дэш, не говори загадками. Если хочешь услышать внятный ответ, задавай внятный вопрос.</text:p>
      <text:p text:style-name="P2"><text:span text:style-name="T15">–</text:span> Не готова я… задать внятный вопрос. <text:span text:style-name="T15">–</text:span> <text:span text:style-name="T1">п</text:span>робормотала пегаска. <text:span text:style-name="T15">–</text:span> Нам туда.</text:p>
      <text:p text:style-name="P2">Дэш указала на тропку, уводящую от путей в молодой берёзово-кленовый лесок.</text:p>
      <text:p text:style-name="P2"><text:span text:style-name="T15">–</text:span> Ну-у-у, так мы до вечера не дойдём. <text:span text:style-name="T15">–</text:span> <text:span text:style-name="T1">н</text:span>едовольно заметила Дэш через пару минут. <text:span text:style-name="T15">–</text:span> Пробежимся?</text:p>
      <text:p text:style-name="P2"><text:span text:style-name="T15">–</text:span> Из меня бегун тот ещё. <text:s/>Я проплыть могу больше, чем пробежать.</text:p>
      <text:p text:style-name="P2"><text:span text:style-name="T1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5">–</text:span> Всё, Дэш. Я больше не могу.</text:p>
      <text:p text:style-name="P2"><text:span text:style-name="T15">–</text:span> Ты шутишь? Мы и полмили не пробежали.</text:p>
      <text:p text:style-name="P2"><text:span text:style-name="T15">–</text:span> Понимаешь, бег <text:span text:style-name="T1">—</text:span> не моя сильная сторона. Никогда не умел долго бегать.</text:p>
      <text:p text:style-name="P2"><text:span text:style-name="T15">–</text:span> Как же ты жил тогда? <text:span text:style-name="T15">–</text:span> недоумённо уставилась на меня пегаска. <text:span text:style-name="T15">– </text:span><text:span text:style-name="T1">Летать-то ты тоже не умеешь?</text:span></text:p>
      <text:p text:style-name="P2"><text:span text:style-name="T1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5">–</text:span> Ничего себе “скорее исключение, чем правило”, <text:span text:style-name="T15">–</text:span> удивлённо повторила Дэш. <text:span text:style-name="T15">–</text:span> Да у нас это такое же исключение, как нелетающий пегас! Какое уж там “правило”! Дискорд, что же нам делать? Так мы не успеем…</text:p>
      <text:p text:style-name="P2"><text:span text:style-name="T15">–</text:span> Мы можем вернуться. А это место ты покажешь мне в другой раз. Выберемся туда в двухдневный поход.</text:p>
      <text:p text:style-name="P2"><text:span text:style-name="T15">–</text:span> Нет уж! Никаких “вернуться”. Если вернёмся, то никогда уже там не побываем. <text:span text:style-name="T15">–</text:span> <text:span text:style-name="T1">с</text:span>ерьёзно заявила Дэш. <text:span text:style-name="T15">–</text:span> Уж поверь мне. Вот что. У тебя передние лапы <text:span text:style-name="T1">—</text:span> те, которые с пальцами, <text:span text:style-name="T1">—</text:span> сильные?</text:p>
      <text:p text:style-name="P2"><text:span text:style-name="T15">&lt;</text:span><text:span text:style-name="T27">Cначала описать попытку усесться сверху. На первой попытке Макс поранился об брошь в гриве РД в виде радужной молнии</text:span><text:span text:style-name="T15">&gt;</text:span></text:p>
      <text:p text:style-name="P2"><text:span text:style-name="T15">–</text:span> Сможешь меня удержать?</text:p>
      <text:p text:style-name="P2"><text:span text:style-name="T15">–</text:span> Ты про руки, что ли? Смогу. А зачем?</text:p>
      <text:p text:style-name="P2"><text:span text:style-name="T1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5">–</text:span>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text:span text:style-name="T15">–</text:span> <text:span text:style-name="T1">н</text:span>ачала оправдываться Дэш.</text:p>
      <text:p text:style-name="P2"><text:span text:style-name="T1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5">–</text:span> Ну да, не сообразила сразу насчёт баланса, <text:span text:style-name="T15">–</text:span> рассмеялась пегаска, вставая на ноги. <text:span text:style-name="T1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5">–</text:span> Ю-у-у-у-ху-у-у-у!!! <text:span text:style-name="T1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5">&lt;</text:span><text:span text:style-name="T27">Дэш расплачивается за Макса в кафе. Когда тот спрашивает, почему она и Пинки платят за него, Дэш, вместо ответа, говорит:</text:span></text:p>
      <text:p text:style-name="P2"><text:span text:style-name="T31">–</text:span><text:span text:style-name="T27"> Пинки? </text:span><text:span text:style-name="T31">–</text:span><text:span text:style-name="T27"> Дэш сморщила нос. </text:span><text:span text:style-name="T31">–</text:span><text:span text:style-name="T27"> Я скажу ей, чтоб больше не </text:span><text:span text:style-name="T31">платила.</text:span><text:span text:style-name="T15">&gt;</text:span></text:p>
      <text:p text:style-name="P2"><text:span text:style-name="T15">Хотя</text:span> за то немногое время, что мы провели вместе, я понял, что ожидать от голубой пегаски предсказуемости <text:span text:style-name="T1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5">—</text:span> скажем, 35 <text:span text:style-name="T15">– </text:span>40 метров (на 50 я без дыхательной подготовки давно не замахиваюсь, а о 75-ти уже даже и не вспоминаю), но в такой воде <text:span text:style-name="T1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5">–</text:span> Ф-р-р-р. Тьфу! Бр-р-р.</text:p>
      <text:p text:style-name="P2">Дэш выплюнула меня на берег и сама упала рядом.</text:p>
      <text:p text:style-name="P2"><text:span text:style-name="T15">–</text:span> Что ж? Ты? Не? Сказал? Что? <text:s/>Не? Умеешь? Плавать? <text:span text:style-name="T15">–</text:span> <text:span text:style-name="T1">в</text:span> промежутках между вздохами процедила Дэш.</text:p>
      <text:p text:style-name="P2"><text:span text:style-name="T15">–</text:span> С чего ты взяла? Я умею.</text:p>
      <text:p text:style-name="P2"><text:span text:style-name="T15">–</text:span> Ты ушёл под воду! И не выныривал! <text:span text:style-name="T15">–</text:span> <text:span text:style-name="T1">о</text:span>т возмущения пегаска даже забыла дышать.</text:p>
      <text:p text:style-name="P2"><text:span text:style-name="T15">–</text:span> Я не выныривал, потому что решил поплавать под водой. Я, вообще, это дело люблю.</text:p>
      <text:p text:style-name="P2"><text:span text:style-name="T15">–</text:span> Что??! И ты не предупредил меня?!! Знаешь, как я испугалась?!! Ни одна пони без магии столько под водой не продержится!!</text:p>
      <text:p text:style-name="P2"><text:span text:style-name="T1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text:soft-page-break/>внезапно сдулась. Крылья её опустились на песок, голова поникла. На неё было жалко смотреть.</text:p>
      <text:p text:style-name="P2"><text:span text:style-name="T15">–</text:span> Да. Это я виновата. Я дура. Извини, <text:span text:style-name="T1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5">&lt;</text:span><text:span text:style-name="T27">В Кантерлоте Макс присутствует на церемонии прощания с Кимеринном</text:span><text:span text:style-name="T1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5">–</text:span> Ух ты! <text:span text:style-name="T1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5">–</text:span> Как тут…</text:p>
      <text:p text:style-name="P2"><text:span text:style-name="T15">–</text:span> Красиво, правда? <text:span text:style-name="T15">–</text:span> Дэш отследила мой взгляд и кивнула.</text:p>
      <text:p text:style-name="P2"><text:span text:style-name="T15">–</text:span> Красиво <text:span text:style-name="T1">—</text:span> это не то <text:span text:style-name="T1">чувство</text:span>. Тут чудесно! Просто слов нет…</text:p>
      <text:p text:style-name="P2"><text:span text:style-name="T1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5">–</text:span> А сейчас? Сейчас у тебя есть такое чувство?</text:p>
      <text:p text:style-name="P2"><text:span text:style-name="T15">–</text:span> Сейчас мне хочется, чтобы ты это видел. Не знаю почему. То есть, не совсем чтобы не знаю. <text:span text:style-name="T15">–</text:span> Дэш отпрянула и посмотрела мне в глаза. <text:span text:style-name="T1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5">–</text:span> Это исключено, Дэш. Я никак не мог повстречаться с тобой в своём мире.</text:p>
      <text:p text:style-name="P2"><text:span text:style-name="T15">–</text:span> Да? Странно. Откуда же это чувство, будто я тебя знаю? <text:span text:style-name="T15">–</text:span> <text:span text:style-name="T1">п</text:span>робормотала пегаска. <text:span text:style-name="T1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5">–</text:span> Тебе надо просушить шерсть. Снимай-ка одежду! <text:span text:style-name="T15">–</text:span> <text:span text:style-name="T1">с</text:span>командовала Дэш.</text:p>
      <text:p text:style-name="P2"><text:span text:style-name="T1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5">–</text:span> Куда это ты спрятался? <text:span text:style-name="T15">–</text:span> <text:span text:style-name="T1">з</text:span>аросли вербы раздвинулись, пропуская пегаску.</text:p>
      <text:p text:style-name="P2"><text:span text:style-name="T15">–</text:span> Оп-па! <text:span text:style-name="T1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text:soft-page-break/>Дэш удивлённо наблюдала за этой суматохой.</text:p>
      <text:p text:style-name="P2"><text:span text:style-name="T15">–</text:span> Ты чего? <text:span text:style-name="T15">–</text:span> <text:span text:style-name="T1">в</text:span> конце-концов озадаченно спросила она. <text:span text:style-name="T15">–</text:span> Что-то не так?</text:p>
      <text:p text:style-name="P2"><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5">–</text:span> А с кем не так? Со мной? С тобой? Или вообще? <text:span text:style-name="T15">–</text:span> <text:span text:style-name="T1">д</text:span>опытывалась пегаска.</text:p>
      <text:p text:style-name="P2"><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2"><text:span text:style-name="T15">–</text:span> Ну и?</text:p>
      <text:p text:style-name="P2"><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5">–</text:span> А какой смысл в этом правиле? Какую цель оно преследует?</text:p>
      <text:p text:style-name="P2"><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5">–</text:span> Вот видишь, ты меня правильно поняла. Описанные тобой табу у нас, кстати, тоже есть.</text:p>
      <text:p text:style-name="P2"><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попросили спеть на празднике <text:span text:style-name="T15">&lt;</text:span><text:span text:style-name="T31">zxcbzxcvb</text:span><text:span text:style-name="T15">&gt;</text:span>.</text:p>
      <text:p text:style-name="P2">Я не ответил.</text:p>
      <text:p text:style-name="P2">Пегаска подошла поближе и села, прижавшись тёплым боком ко мне.</text:p>
      <text:p text:style-name="P2"><text:span text:style-name="T15">–</text:span> Ты молчишь. Я опять рассердила тебя, да? У меня постоянно с этим проблемы. <text:span text:style-name="T15">–</text:span> Дэш напряжённо смотрела в одну точку прямо перед собой. Её шерсть не могла скрыть мелко дрожи. <text:span text:style-name="T1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5">–</text:span> У тебя оригинальный способ исповедаться, Дэш, <text:span text:style-name="T15">–</text:span> наконец закашлялся я. <text:span text:style-name="T15">–</text:span> Затащить в укромное местечко, попытаться утопить, а под конец сорвать штаны и… <text:span text:style-name="T15">–</text:span> тут Дэш сама прыснула от смеха.</text:p>
      <text:p text:style-name="P2"><text:soft-page-break/>Вдоволь отсмеявшись, Дэш ткнула меня носом в грудь и спросила:</text:p>
      <text:p text:style-name="P2"><text:span text:style-name="T15">–</text:span> И?</text:p>
      <text:p text:style-name="P2"><text:span text:style-name="T15">–</text:span> Что “и”?</text:p>
      <text:p text:style-name="P2"><text:span text:style-name="T15">–</text:span> Ты сказал: “ А под конец сорвать штаны и…” <text:span text:style-name="T15">–</text:span> вот я и хочу знать, что “и”?</text:p>
      <text:p text:style-name="P2">Я смутился.</text:p>
      <text:p text:style-name="P2"><text:span text:style-name="T15">–</text:span> Да ничего… Не бери в голову.</text:p>
      <text:p text:style-name="P2"><text:span text:style-name="T15">–</text:span> А я хочу брать! Какой ты всё-таки… <text:span text:style-name="T15">–</text:span> Дэш встала, потянувшись сначала передней половиной, потом задней.</text:p>
      <text:p text:style-name="P2"><text:span text:style-name="T15">–</text:span> Какой?</text:p>
      <text:p text:style-name="P2"><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5">–</text:span> Короче, решай. <text:span text:style-name="T15">–</text:span> <text:span text:style-name="T1">е</text:span>ё нос почти касался моего. <text:span text:style-name="T1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5">–</text:span> Дэш, ты..?</text:p>
      <text:p text:style-name="P2"><text:span text:style-name="T15">–</text:span> Да, Дискорд тебя забери! Я предлагаю тебе ЗА-НЯТЬ-СЯ СЕК-СОМ со мной! <text:span text:style-name="T15">–</text:span> <text:span text:style-name="T1">п</text:span>очти зло отчеканила пегаска. <text:span text:style-name="T1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5">–</text:span> Дэш!</text:p>
      <text:p text:style-name="P2"><text:span text:style-name="T15">–</text:span> Да? <text:span text:style-name="T1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5">–</text:span> Ничего себе!</text:p>
      <text:p text:style-name="P2"><text:span text:style-name="T15">–</text:span> А ты как думал, откуда взялись пони-пегасы и пони-единороги?</text:p>
      <text:p text:style-name="P2"><text:span text:style-name="T15">–</text:span> Я думал, они всегда были.</text:p>
      <text:p text:style-name="P2"><text:span text:style-name="T15">–</text:span> Не всегда. Пегасы произошли от земных пони и грифонов. Пони-единороги <text:span text:style-name="T15">–</text:span> от земных пони и диких единорогов.</text:p>
      <text:p text:style-name="P2"><text:span text:style-name="T15">–</text:span> А что это за дикие единороги?</text:p>
      <text:p text:style-name="P2"><text:span text:style-name="T15">–</text:span> Сейчас они почти не встречаются. У них хвосты как у льва <text:span text:style-name="T1">—</text:span> с кисточкой на конце. И раздвоенные копыта.</text:p>
      <text:p text:style-name="P2"><text:span text:style-name="T15">–</text:span> А аликорны от кого произошли? От пегасов и единорогов?</text:p>
      <text:p text:style-name="P2"><text:span text:style-name="T15">–</text:span> Нет, <text:span text:style-name="T15">–</text:span> отрицательно покачала головой Дэш. <text:span text:style-name="T15">–</text:span> Никто не знает, как появились аликорны. Одно я знаю точно: если единорог спарится с пегасом, аликорна не получится.</text:p>
      <text:p text:style-name="P2"><text:soft-page-break/><text:span text:style-name="T15">–</text:span> Что ж, спасибо, что просветила. Однако…</text:p>
      <text:p text:style-name="P2"><text:span text:style-name="T15">–</text:span> Что?</text:p>
      <text:p text:style-name="P2"><text:span text:style-name="T15">–</text:span> Ты лежишь на мне.</text:p>
      <text:p text:style-name="P2"><text:span text:style-name="T15">–</text:span> Ну да, лежу, <text:span text:style-name="T15">–</text:span> Дэш ехидно улыбнулась и заёрзала животом. <text:span text:style-name="T15">–</text:span> А что?</text:p>
      <text:p text:style-name="P2"><text:span text:style-name="T15">–</text:span> А то, что в таком положении я до тебя не достану! У тебя слишком высоко расположена... ммм… анатомия.</text:p>
      <text:p text:style-name="P2"><text:span text:style-name="T15">–</text:span> Потерпи чуть-чуть, <text:span text:style-name="T15">–</text:span> пегаска хихикнула и снова заёрзала животом, прижав его ко мне. <text:span text:style-name="T1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5">–</text:span> Эт-то магия-а-а-а.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предплечье. Дыхание у неё стало прерывистым.</text:p>
      <text:p text:style-name="P2"><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2"><text:span text:style-name="T15">–</text:span> Дэш, <text:span text:style-name="T15">–</text:span> рассмеялся я, <text:span text:style-name="T15">–</text:span> отпусти ухо!</text:p>
      <text:p text:style-name="P2"><text:span text:style-name="T15">–</text:span> Отпускаю, <text:span text:style-name="T15">–</text:span> шепнула пегаска мне в ухо. <text:span text:style-name="T1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5">–</text:span> Мы опаздываем! Рэрити назначила на восемь часов вечера у Твайлайт!</text:p>
      <text:p text:style-name="P2"><text:span text:style-name="T15">&lt;</text:span><text:span text:style-name="T27">Р/Д отправляется в сон до Рэрити и там вспоминает Леро/Листа.</text:span><text:span text:style-name="T15">&gt;</text:span></text:p>
      <text:p text:style-name="P2">Пока я одевался, пегаска в нетерпении рыла копытом землю.</text:p>
      <text:p text:style-name="P2"><text:soft-page-break/><text:span text:style-name="T15">–</text:span> Оделся? Хватайся! <text:span text:style-name="T15">–</text:span> Дэш подпрыгнула и зависла у меня над головой, давая схватиться за ноги.</text:p>
      <text:p text:style-name="P2">И мы понеслись…</text:p>
      <text:p text:style-name="P2"/>
      <text:p text:style-name="P84"/>
      <text:p text:style-name="P84"/>
      <text:p text:style-name="P84"/>
      <text:p text:style-name="P84"/>
      <text:p text:style-name="P2"><text:span text:style-name="T15">&lt;</text:span><text:span text:style-name="T27">Подходя к замку Принцесс, Дэш рассказывает Максу обо сне, который она утаила - с Леро.</text:span><text:span text:style-name="T15">&gt;</text:span> </text:p>
      <text:p text:style-name="P2"><text:span text:style-name="T15">&lt;</text:span><text:span text:style-name="T27">Кто следующий готов рассказывать?</text:span></text:p>
      <text:p text:style-name="P33">Пинки дёрнулась на месте, но промолчала.</text:p>
      <text:p text:style-name="P2"><text:span text:style-name="T31">–</text:span><text:span text:style-name="T27"> Я расскажу, - шагнула вперёд радужная пегаска. </text:span><text:span text:style-name="T31">–</text:span><text:span text:style-name="T27"> Хотя вряд ли ты узнаешь что-то полезное. Там галиматья какая-то…</text:span><text:span text:style-name="T15">&gt;</text:span></text:p>
      <text:p text:style-name="P2"><text:span text:style-name="T15">&lt;</text:span><text:span text:style-name="T27">После рассказа РД рассказывает Пинки. При расказе становится ясно её безумие </text:span><text:span text:style-name="T31">—</text:span><text:span text:style-name="T27"> она становится Пинкаминой из-за её сна </text:span><text:span text:style-name="T31">—</text:span><text:span text:style-name="T27"> “Кексиков”. Также она видит во сне центр Эгрегора Эквестрии </text:span><text:span text:style-name="T31">—</text:span><text:span text:style-name="T27"> Селестию. И она видит, как Селестия превращается в набор цифр и уходит в экран </text:span><text:span text:style-name="T31">—</text:span><text:span text:style-name="T27"> в мир Терры.</text:span></text:p>
      <text:p text:style-name="P33">После чего происходит исчезновение Селестии. Макс + Шестёрка (без Пинки и Рэрити <text:span text:style-name="T1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7">В мире Терры они ищут Селестию. В конце-концов Макс находит её в кибермозге </text:span><text:span text:style-name="T31">—</text:span><text:span text:style-name="T2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1">—</text:span><text:span text:style-name="T27"> Эгрегором Эквестрии. После чего пееренос на Землю на 10 лет назад. Начало написания “Последнего фанфика”.</text:span><text:span text:style-name="T15">&gt;</text:span></text:p>
      <text:p text:style-name="P15"/>
      <text:p text:style-name="P2"><text:span text:style-name="T15">–</text:span> Ну ладно, посижу ночью над книгами. Кто следующий? <text:span text:style-name="T15">– </text:span>Твайлайт посмотрела на Пинки, но та только тёрла копытом висок и морщила лоб, словно пытаясь что-то вспомнить.</text:p>
      <text:p text:style-name="P2"><text:span text:style-name="T15">–</text:span> Я расскажу, - шагнула вперёд радужная пегаска. <text:span text:style-name="T15">–</text:span> Хотя вряд ли ты узнаешь что-то полезное. Там дискордовщина какая-то…</text:p>
      <text:p text:style-name="P2"/>
      <text:h text:style-name="P132" text:outline-level="2"/>
      <text:p text:style-name="P4">***</text:p>
      <text:p text:style-name="P2"><text:span text:style-name="T15">–</text:span> А дальше ты спихнула меня с него и стала приводить его в чувство. <text:span text:style-name="T15">–</text:span> <text:span text:style-name="T1">з</text:span>акончила рассказа Рэйнбоу Дэш.</text:p>
      <text:p text:style-name="P2"><text:span text:style-name="T15">–</text:span> Хм. Несколько эпизодов, включая рекурсивный сон. И опять сфера из светящихся точек. <text:span text:style-name="T15">–</text:span> <text:span text:style-name="T1">о</text:span>тметила Твайлайт.</text:p>
      <text:p text:style-name="P2"><text:span text:style-name="T15">–</text:span> Что такое “рекурсивный сон”?</text:p>
      <text:p text:style-name="P2"><text:span text:style-name="T1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5">–</text:span> <text:span text:style-name="T1">п</text:span>овернулась Твайлайт к розовой земнопони.</text:p>
      <text:p text:style-name="P2"/>
      <text:h text:style-name="P132" text:outline-level="2"><text:soft-page-break/>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15">–</text:span> И в твоём мире нет пони-пегасов и пони-единорогов? Есть только земнопони? <text:span text:style-name="T15">–</text:span> допытывалась РД.</text:p>
      <text:p text:style-name="P2"><text:span text:style-name="T1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5">&lt;</text:span><text:span text:style-name="T28">название</text:span><text:span text:style-name="T1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5">–</text:span> Ну хорошо, а кто вами правит? Аликорн? Драконикус? Какой-нибудь человек с рогом во лбу? Или у вас нет правителя?</text:p>
      <text:p text:style-name="P2"><text:span text:style-name="T15">–</text:span> Нет, почему? Правитель есть. Только он не постоянный. Его избирают. Раз в несколько лет.</text:p>
      <text:p text:style-name="P2"><text:span text:style-name="T15">–</text:span> Но это же полная ерунда! <text:span text:style-name="T15">–</text:span> <text:span text:style-name="T1">в</text:span>оскликнула Д<text:span text:style-name="T1">эш</text:span>. <text:span text:style-name="T15">–</text:span> С какой стати он будет заботиться о королевстве как о своём, если будет знать, что через несколько лет оно будет не его? <text:span text:style-name="T15">&lt;</text:span><text:span text:style-name="T28">изменить причину удивления</text:span><text:span text:style-name="T1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5">–</text:span> Хм. Узнаю походку Твайлайт. Что-то случилось. <text:span text:style-name="T15">–</text:span> заметила <text:span text:style-name="T1">пегаска</text:span>.</text:p>
      <text:p text:style-name="P2">И впрямь, на запыхавшейся единорожке лица не было.</text:p>
      <text:p text:style-name="P2"><text:span text:style-name="T15">–</text:span> Она исчезла!!! <text:span text:style-name="T15">–</text:span> Твайлайт не могла отдышаться.</text:p>
      <text:p text:style-name="P2"><text:span text:style-name="T15">–</text:span> Кто <text:span text:style-name="T1">—</text:span> она??? <text:span text:style-name="T15">–</text:span> <text:span text:style-name="T1">х</text:span>ором воскликнули мы и переглянулись.</text:p>
      <text:p text:style-name="P2"><text:span text:style-name="T15">–</text:span> Прин-цес-са Се-лес-ти-я! <text:span text:style-name="T15">–</text:span> <text:span text:style-name="T1">п</text:span>о слогам отчеканила Твайлайт. <text:span text:style-name="T15">–</text:span> Только это между нами. Государственная тайна. Нас вызывают в Кантерлот.</text:p>
      <text:p text:style-name="P2"><text:span text:style-name="T15">–</text:span> Ну и дела, <text:span text:style-name="T15">–</text:span> покачала головой Д<text:span text:style-name="T1">эш</text:span>. <text:span text:style-name="T15">–</text:span> Я слетаю за остальными. Мы ещё успеем на вечерний поезд.</text:p>
      <text:p text:style-name="P2"><text:span text:style-name="T1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5">–</text:span> Рада видеть вас, мои дорогие, <text:span text:style-name="T15">–</text:span> поприветствовала Луна кобылок. Я удостоился едва заметного кивка. <text:span text:style-name="T15">–</text:span> А где элементы Щедрости и Веселья?</text:p>
      <text:p text:style-name="P2"><text:span text:style-name="T15">–</text:span> Рэрити осталась ухаживать за Пинки. Та очень больна, <text:span text:style-name="T15">–</text:span> выступила за всех Твайлайт. <text:span text:style-name="T15">–</text:span> Что произошло? Стража сказала нам…</text:p>
      <text:p text:style-name="P2"><text:span text:style-name="T15">–</text:span> Увы, они не солгали. Моя сестра пропала вчера утром. Стража видела её накануне вечером, но утром нашли только примятую постель. Я знаю, <text:span text:style-name="T15">–</text:span> тут Луна повернулась ко мне и с едва заметным сарказмом продолжила, <text:span text:style-name="T1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5">–</text:span> Не могу ничем помочь. Я знаю не больше твоего.</text:p>
      <text:p text:style-name="P2">Луна как будто ожидала такой ответ.</text:p>
      <text:p text:style-name="P2"><text:span text:style-name="T15">–</text:span> В таком случае мне понадобится твоя помощь, <text:span text:style-name="T15">–</text:span> Луна кивнула Твайлайт. <text:span text:style-name="T15">–</text:span> Ты была её ближайшей и лучшей ученицей и, я надеюсь, поможешь понять мне, где она находится сейчас.</text:p>
      <text:p text:style-name="P2"><text:soft-page-break/><text:span text:style-name="T15">–</text:span> Приложу все усилия, Ваше Высочество. Но мне понадобится провести некоторое время в библиотеке Кантерлота.</text:p>
      <text:p text:style-name="P2"><text:span text:style-name="T1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2" text:outline-level="2">Поиск решения</text:h>
      <text:p text:style-name="P84"/>
      <text:p text:style-name="P2"><text:span text:style-name="T1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15">&lt;<text:span text:style-name="T28">Луна приносит в жертву свою кровь, чтобы путешествие к замку прошло без потерь. Жертва не принимается — Дэш погибает</text:span>&gt;</text:p>
      <text:p text:style-name="P2"><text:span text:style-name="T15">&lt;</text:span><text:span text:style-name="T27">Как Луна, Твайлайт и Дискорд через месяц будут пробираться к замку Принцесс, если к нему уже сейчас пройти почти невозможно?</text:span><text:span text:style-name="T15">&gt;</text:span></text:p>
      <text:p text:style-name="P15"/>
      <text:p text:style-name="P2"><text:span text:style-name="T15">&lt;</text:span><text:span text:style-name="T2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1">—</text:span><text:span text:style-name="T27"> Луна создаёт обратный коридор в срок.</text:span><text:span text:style-name="T15">&gt;</text:span></text:p>
      <text:p text:style-name="P2"/>
      <text:h text:style-name="P13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5">—</text:span> виднелось под листвой плюща.</text:p>
      <text:p text:style-name="P2">“Откуда здесь взялся рухнувший Боинг?” <text:span text:style-name="T15">&lt;</text:span><text:span text:style-name="T28">Дуглас </text:span><text:span text:style-name="T31">—</text:span><text:span text:style-name="T28"> </text:span><text:span text:style-name="T31">DC-3</text:span><text:span text:style-name="T1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text:soft-page-break/>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5">&lt;</text:span><text:span text:style-name="T27">высоко летать нельзя из-за молний</text:span><text:span text:style-name="T15">&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5">—</text:span> помогают идти Твайлайт. Макс и Дэш <text:span text:style-name="T1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5">&lt;</text:span><text:span text:style-name="T27">двухмесячной</text:span><text:span text:style-name="T15">&gt;</text:span> давности осталось лишь направление движения.</text:p>
      <text:p text:style-name="P2">И опять, как <text:span text:style-name="T15">&lt;</text:span><text:span text:style-name="T27">два</text:span><text:span text:style-name="T1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oft-page-break/><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5">&lt;</text:span><text:span text:style-name="T27">основного потока</text:span><text:span text:style-name="T1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5">&lt;</text:span><text:span text:style-name="T27">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5">&gt;</text:span></text:p>
      <text:p text:style-name="P2"/>
      <text:h text:style-name="P13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5">&lt;</text:span><text:span text:style-name="T27">три месяца</text:span><text:span text:style-name="T1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5">&gt;</text:span>\Привет, Нексус. Это Макс.</text:p>
      <text:p text:style-name="P2"><text:span text:style-name="T15">&lt;\</text:span>Привет, Макс. Рад тебя видеть.</text:p>
      <text:p text:style-name="P24">Хм. Блок эмоций? Или просто модификация стандартного приветствия?</text:p>
      <text:p text:style-name="P2"><text:span text:style-name="T15">&gt;\</text:span>Нексус, отключи память событий за последнюю неделю.</text:p>
      <text:p text:style-name="P2"><text:span text:style-name="T15">&lt;\</text:span>Выполнено, Макс.</text:p>
      <text:p text:style-name="P2"><text:span text:style-name="T15">&gt;</text:span>\Задача по корпоративной логике. Выдай наиболее оптимальное решение.</text:p>
      <text:p text:style-name="P2"><text:span text:style-name="T15">&lt;\</text:span>Жду с нетерпением, Макс.</text:p>
      <text:p text:style-name="P2"><text:span text:style-name="T15">&gt;\</text:span>Постановка задачи.</text:p>
      <text:p text:style-name="P2"><text:span text:style-name="T1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5">&gt;\</text:span>Ограничения.</text:p>
      <text:p text:style-name="P2"><text:span text:style-name="T15">&gt;\</text:span>Ты не можешь подать в суд на компанию Б и ждать результатов, так как за время разбирательства компания А обанкротится.</text:p>
      <text:p text:style-name="P2"><text:span text:style-name="T15">&gt;\</text:span>Задание.</text:p>
      <text:p text:style-name="P2"><text:span text:style-name="T1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5">&lt;\</text:span>Задача принята...</text:p>
      <text:p text:style-name="P2"><text:span text:style-name="T15">&lt;\</text:span>...</text:p>
      <text:p text:style-name="P2"><text:span text:style-name="T15">&lt;\</text:span>...</text:p>
      <text:p text:style-name="P2"><text:span text:style-name="T15">&lt;\</text:span>Решение:</text:p>
      <text:p text:style-name="P2"><text:span text:style-name="T15">&lt;\&lt;</text:span><text:span text:style-name="T27">Не следует противопоставлять злу ещё большее зло - это только усилит его — </text:span><text:span text:style-name="T28">кодовая фраза</text:span><text:span text:style-name="T31">&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5">&lt;</text:span><text:span text:style-name="T27">трёх</text:span><text:span text:style-name="T1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text:soft-page-break/>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5">&lt;</text:span><text:span text:style-name="T27">три месяца</text:span><text:span text:style-name="T1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5">&lt;</text:span><text:span text:style-name="T2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5">&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2" text:outline-level="2">Безнадёжность</text:h>
      <text:p text:style-name="P15">&lt;<text:span text:style-name="T2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5">&lt;</text:span><text:span text:style-name="T27">расширить</text:span><text:span text:style-name="T1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5">&lt;</text:span><text:span text:style-name="T27">расширить</text:span><text:span text:style-name="T1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5">&lt;</text:span><text:span text:style-name="T27">клоунов/санта-клаусов</text:span><text:span text:style-name="T15">&gt;</text:span>, подстерегавших меня на подходе к офису. Возвратившись домой я с удивлением обнаружил сзади <text:span text:style-name="T15">&lt;</text:span><text:span text:style-name="T27">пять</text:span><text:span text:style-name="T15">&gt;</text:span>длинную прореху в куртке, <text:span text:style-name="T15">&lt;</text:span><text:span text:style-name="T27">как будто сделанную пятернёй с металлическими когтями</text:span><text:span text:style-name="T15">&gt;</text:span>явно сделанную ударом ножа вдогонку наотмашь <text:span text:style-name="T15">&lt;</text:span><text:span text:style-name="T27">Эпплджек понадобилось два часа, чтобы зашить её</text:span><text:span text:style-name="T1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5">&lt;</text:span><text:span text:style-name="T27">подать фонарь под другим сосусом</text:span><text:span text:style-name="T1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5">&lt;</text:span><text:span text:style-name="T27">уменьшить подозрения — о них должен догадаться Макс</text:span><text:span text:style-name="T1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5">&lt;</text:span><text:span text:style-name="T27">улучшить</text:span><text:span text:style-name="T15">&gt;</text:span>. А тот случай, когда мне пришлось зашивать тебе куртку после нападения убийц <text:span text:style-name="T15">&lt;</text:span><text:span text:style-name="T27">клоунов/санта-клаусов</text:span><text:span text:style-name="T1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2" text:outline-level="2">След?</text:h>
      <text:p text:style-name="P84"/>
      <text:p text:style-name="P2"><text:span text:style-name="T15">&lt;</text:span><text:span text:style-name="T27">сначала эпизод - проверка сумки в серверной</text:span><text:span text:style-name="T15">&gt;</text:span></text:p>
      <text:p text:style-name="P2"><text:span text:style-name="T15">&lt;</text:span><text:span text:style-name="T31">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5"> &gt;</text:span></text:p>
      <text:p text:style-name="P2"><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5">&lt;</text:span><text:span text:style-name="T27">“Последний Единорог” Питера Бигла</text:span><text:span text:style-name="T1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5">&lt;</text:span><text:span text:style-name="T27">расширить. Перед кафешкой - диалог с Флатти и ЭйДжей. Все думают, что наконец-то нашли Селестию. Все ликуют</text:span><text:span text:style-name="T15">&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5">&lt;</text:span><text:span text:style-name="T27">Расширить сцену в кафе. Ожидание, подьём и… падение ожиданий</text:span><text:span text:style-name="T1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5">&lt;</text:span><text:span text:style-name="T27">упомянуть болезнь Флатти в соответствующем разделе</text:span><text:span text:style-name="T1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2" text:outline-level="2">Озарение</text:h>
      <text:p text:style-name="P2"/>
      <text:p text:style-name="P2"><text:span text:style-name="T15">&lt;</text:span><text:span text:style-name="T2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5">&gt;</text:span></text:p>
      <text:p text:style-name="P68"/>
      <text:p text:style-name="P6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8"/>
      <text:p text:style-name="P65">Разговор не клеился.</text:p>
      <text:p text:style-name="P6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8"><text:span text:style-name="T1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8"><text:span text:style-name="T15">–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8"><text:span text:style-name="T15">– </text:span>Ну хорошо. Убедила. В конце-концов, можем поступить так. Вы с Флатти вернётесь обратно а я продолжу поиски здесь.</text:p>
      <text:p text:style-name="P68"><text:span text:style-name="T15">– </text:span>А как мы узнаем, что ты нашёл принцессу? – хмуро отозвалась Эпплджек. – Сами вы вряд ли сможете отсюда создать коридор к Эквестрии.</text:p>
      <text:p text:style-name="P68"><text:span text:style-name="T15">– </text:span>Вы можете связываться со мной раз в месяц по коридору.</text:p>
      <text:p text:style-name="P68"><text:span text:style-name="T1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8"><text:span text:style-name="T15">– </text:span>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8">Эпплджек недоверчиво хмыкнула.</text:p>
      <text:p text:style-name="P68"><text:span text:style-name="T1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8"><text:span text:style-name="T1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8"><text:span text:style-name="T15">– </text:span>Конечно оставаться. Кто ещё, кроме нас, может найти её?</text:p>
      <text:p text:style-name="P68"><text:span text:style-name="T15">– </text:span>Я думал, ты не сможешь оставить Энджела и всех остальных надолго.</text:p>
      <text:p text:style-name="P68"><text:span text:style-name="T1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3"><text:span text:style-name="T15">– </text:span>Извини, Флаттершай, забылся.</text:p>
      <text:p text:style-name="P73"><text:span text:style-name="T15">– </text:span>Та ладно, я ж не против, – возразила Эпплджек. – Не парься, Флатти. Было б хуже, если б он <text:s/>назвал меня Эпплджек на людях.</text:p>
      <text:p text:style-name="P73"><text:span text:style-name="T15">– </text:span>Ты так... – запнулась Флаттершай. – Так быстро забыла свою ферму. И...</text:p>
      <text:p text:style-name="P73"><text:span text:style-name="T1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3"><text:span text:style-name="T15">– </text:span>Как ты можешь так говорить? – расплакалась Флаттершай.</text:p>
      <text:p text:style-name="P73"><text:span text:style-name="T15">– </text:span>Эй, девушки, не ссорьтесь! Мы — одна команда! И надеюсь, останемся ею и в дальнейшем. </text:p>
      <text:list xml:id="list2617060107241832160" text:style-name="L5">
        <text:list-header>
          <text:p text:style-name="P12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3"><text:span text:style-name="T15">– </text:span>А если нет? – Эпплджек смотрела мне мне прямо в глаза.</text:p>
      <text:list xml:id="list191057631710862" text:continue-numbering="true" text:style-name="L5">
        <text:list-header>
          <text:p text:style-name="P125">Я молча пожал плечами. Эпплджек уверенно продолжила.</text:p>
        </text:list-header>
      </text:list>
      <text:p text:style-name="P73"><text:span text:style-name="T1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3"><text:soft-page-break/><text:span text:style-name="T15">– </text:span>Спасибо, ЭйДжей.</text:p>
      <text:p text:style-name="P73"><text:span text:style-name="T1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057608927372" text:continue-numbering="true" text:style-name="L5">
        <text:list-header>
          <text:p text:style-name="P125">Флаттершай пробормотала нечто, показавшееся мне знакомым.</text:p>
        </text:list-header>
      </text:list>
      <text:p text:style-name="P73"><text:span text:style-name="T15">– </text:span>Флатти, ты что-то сказала? Я не расслышал.</text:p>
      <text:p text:style-name="P73"><text:span text:style-name="T15">– </text:span>Намерение Изменяет Реальность.</text:p>
      <text:p text:style-name="P73"><text:span text:style-name="T15">– </text:span>Эээ. А где ты слышала эту фразу, если не секрет?</text:p>
      <text:p text:style-name="P73"><text:span text:style-name="T1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059431062247" text:continue-numbering="true" text:style-name="L5">
        <text:list-header>
          <text:p text:style-name="P125">У меня как будто вспыхнула лампочка в мозгу. Кирпичики быстро выстраивались в целостную картину. Я ринулся в прихожую.</text:p>
        </text:list-header>
      </text:list>
      <text:p text:style-name="P73"><text:span text:style-name="T15">– </text:span>Флатти, ЭйДжей, буду через час. Ждите!</text:p>
      <text:p text:style-name="P68"/>
      <text:h text:style-name="P131" text:outline-level="2">Почти.</text:h>
      <text:p text:style-name="P81"/>
      <text:p text:style-name="P73">В офисе меня встретил лыбящийся Стас.</text:p>
      <text:p text:style-name="P7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3">Я уставился на Стаса и он, захлёбываясь от торопливости, начал <text:span text:style-name="T15">расказывать</text:span>.</text:p>
      <text:p text:style-name="P7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3">– Ты его уничтожил?</text:p>
      <text:p text:style-name="P73">– Кого?</text:p>
      <text:p text:style-name="P73">– Этический модуль. Селестию.</text:p>
      <text:p text:style-name="P7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3">– Ты его уничтожил?</text:p>
      <text:p text:style-name="P7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3">– То есть, на домашнем компьютере Влада модуль работает и дальше?</text:p>
      <text:p text:style-name="P73">– Ага. К нему-то у меня доступа нету. Но в кластер к Нексусу он больше не пролезет.</text:p>
      <text:p text:style-name="P73">– Спасибо, Стас. Ты молодец.</text:p>
      <text:p text:style-name="P73">Ниточка, чуть было не прервавшаяся в офисе, повела в квартиру Влада.</text:p>
      <text:p text:style-name="P73"/>
      <text:h text:style-name="P131" text:outline-level="2"><text:soft-page-break/>Дискорд</text:h>
      <text:p text:style-name="P84"/>
      <text:p text:style-name="P81">Девушки поспешно собирались, пока я растолковывал им задачу.</text:p>
      <text:p text:style-name="P81"><text:span text:style-name="T1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1"><text:span text:style-name="T15">– </text:span>Это тот твой приятель, который разбился с полгода назад? – спросила Эпплджек.</text:p>
      <text:p text:style-name="P81"><text:span text:style-name="T15">– </text:span>Да, это он.</text:p>
      <text:p text:style-name="P81"><text:span text:style-name="T15">– </text:span>А как мы попадём в его квартиру? Там сейчас кто-то живёт? – Флаттершай прыгала на одной ноге, натягивая кед.</text:p>
      <text:p text:style-name="P81"><text:span text:style-name="T1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2">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text:span text:style-name="T2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5">&gt;</text:span></text:p>
      <text:p text:style-name="P8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5">&lt;</text:span><text:span text:style-name="T27">Плохо написано!</text:span><text:span text:style-name="T15">&gt;</text:span></text:p>
      <text:p text:style-name="P82">Я поднёс брелок пропуска к домофону, но дверь подъезда не открылась. Замигала красная лампочка и зажужжал зуммер.</text:p>
      <text:p text:style-name="P82">Я выругался.</text:p>
      <text:p text:style-name="P82"><text:span text:style-name="T15">– </text:span>Макс, что случилось? У нас проблемы?</text:p>
      <text:p text:style-name="P82"><text:span text:style-name="T1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2"><text:span text:style-name="T15">– </text:span>Так что, будем ломать дверь? – Эпплджек критически осмотрелась, подмечая бабулек на лавочке и зевак во внутреннем скверике.</text:p>
      <text:p text:style-name="P82"><text:span text:style-name="T15">– </text:span>Нет нужды. Лучше станьте-ка сзади меня так, чтобы заслонить от этих бабулек и от вооон той камеры наблюдения.</text:p>
      <text:list xml:id="list1223101593262200568" text:style-name="L6">
        <text:list-header>
          <text:p text:style-name="P12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3">Раздался лёгкий «кряк» и дверь подалась.</text:p>
      <text:p text:style-name="P104"><text:soft-page-break/><text:span text:style-name="T15">– </text:span>Девушки, заходим.</text:p>
      <text:p text:style-name="P6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3">Прихожая встретила нас толстым слоем пыли. Мы тихонько прошли внутрь и я закрыл дверь изнутри.</text:p>
      <text:p text:style-name="P68"><text:span text:style-name="T1">Компьютер</text:span> стоял там же, где и обычно <text:span text:style-name="T1">— в личном кабинете Влада на столе у окна.</text:span></text:p>
      <text:p text:style-name="P104"><text:span text:style-name="T15">– </text:span>Макс, тут окно разбито! И верёвка какая-то висит. – крикнула Флаттершай из кухни.</text:p>
      <text:p text:style-name="P104"><text:span text:style-name="T15">– </text:span>Оставь, Флатти, не сейчас! – отмахнулся я.</text:p>
      <text:p text:style-name="P110">Лампочка питания на ноутбуке горела, <text:s/>но подключенный монитор оставался тёмным. Я постучал по пробелу, но безрезультатно.</text:p>
      <text:p text:style-name="P104"><text:span text:style-name="T1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4"><text:span text:style-name="T15">– </text:span>Монитор выключен. – <text:s/>раздалось из угла. Кресло с высокой спинкой повернулось, открыв нашим взорам Дискорда. </text:p>
      <text:p text:style-name="P10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4">Он приподнял панамку, дурашливо здороваясь.</text:p>
      <text:p text:style-name="P104"><text:span text:style-name="T15">– </text:span>Оп-па! – пробормотала Эпплджек. – Нежданчик!</text:p>
      <text:p text:style-name="P104"><text:span text:style-name="T15">– </text:span>Ты, я вижу, времени не терял, – моя рука под прикрытием стола медленно тянулась к тяжёлой фарфоровой кружке, стоящей на краю.</text:p>
      <text:p text:style-name="P85"><text:span text:style-name="T1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5"><text:span text:style-name="T15">– </text:span>А почему ты вообще решил искать нас тут? – спросила Эпплджек. – Приехал бы домой. Мы б тебя чаем напоили.</text:p>
      <text:p text:style-name="P85"><text:span text:style-name="T15">– </text:span>Видишь ли, дорогая Эй-Джей, я с самого начала знал, где находится наша уважаемая принцесса, а времени в обрез, так что...</text:p>
      <text:p text:style-name="P92">В проёме дверей появилась Флаттершай.</text:p>
      <text:p text:style-name="P85"><text:span text:style-name="T15">– </text:span>С кем это вы тут разговариваете?</text:p>
      <text:list xml:id="list2172178210273555438" text:style-name="L7">
        <text:list-header>
          <text:p text:style-name="P13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2">Оглушённый Дискорд попытался было отъехать на кресле в сторону, но я припёр его стулом к стенке.</text:p>
      <text:p text:style-name="P85">– Жанна, Флатти, хватайте ноут и на выход! Я с ним разберусь! Не теряйте вре...!</text:p>
      <text:p text:style-name="P85">– ТЫ ИДИО...!!!</text:p>
      <text:p text:style-name="P85"><text:soft-page-break/>Дискорд <text:s/>зорал одновременно со мной, прикрываясь от меня руками, когда раздался оглушительный</text:p>
      <text:p text:style-name="P85">...</text:p>
      <text:p text:style-name="P86">БАХ!!!</text:p>
      <text:p text:style-name="P85">…</text:p>
      <text:p text:style-name="P8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4">На лице Дискорда появилось удивлённо-мечтательное выражение и он вырубился.</text:p>
      <text:p text:style-name="P104"/>
      <text:h text:style-name="P132" text:outline-level="2">Селестия</text:h>
      <text:p text:style-name="P104"/>
      <text:p text:style-name="P8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4">Включенный монитор показал схематическое изображение Селестиии, </text:p>
      <text:p text:style-name="P105">&gt;\<text:span text:style-name="T1">Привет, Селестия. Это Макс. Как себя чувствуешь?</text:span></text:p>
      <text:p text:style-name="P105">&lt;\<text:span text:style-name="T1">Макс? МАКС??? МА-А-А-АКС!!! НАКОНЕЦ-ТО! КАК Я РАДА ТЕБЯ СЛЫШАТЬ! </text:span></text:p>
      <text:p text:style-name="P105">&gt;\<text:span text:style-name="T1">Я рад, что нашёл тебя, Тия.</text:span></text:p>
      <text:p text:style-name="P10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5">&gt;\<text:span text:style-name="T1">Тия, я сейчас подключу микрофон и колонки, и мы сможем общаться более удобно.</text:span></text:p>
      <text:p text:style-name="P104">…</text:p>
      <text:p text:style-name="P104">– Привет опять. Как ты меня слышишь?</text:p>
      <text:p text:style-name="P10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5">– <text:span text:style-name="T1">Могу себе представить. Как-то раз я провёл три часа камере сенсорной депривации. Мне не понравилось.</text:span></text:p>
      <text:p text:style-name="P104">– Эммм... Ваше Высочество, вы в порядке? Мы так рады, что наконец-то нашли Вас! – вклинилась в разговор Эпплджек.</text:p>
      <text:p text:style-name="P104">– Кто тут? Макс, кто ещё с тобой?</text:p>
      <text:p text:style-name="P105"><text:span text:style-name="T1">– Со мной Эпплджек и Флаттершай. Мы пришли сюда полгода </text:span>&lt;<text:span text:style-name="T2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5">– <text:span text:style-name="T1">Девочки? Я рада вас слышать. А Твайлайт нет рядом?</text:span></text:p>
      <text:p text:style-name="P10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4">При этих словах Дискорд замычал и задёргался. Эпплджек нахмурилась и проверила верёвки, привязывающие его к спинке стула.</text:p>
      <text:p text:style-name="P10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4">– Ноутбук — так называется место, где я нахожусь сейчас? А кто это мычит?</text:p>
      <text:p text:style-name="P104">–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04">– О, духи предков, но зачем??? Почему у него кляп во рту?</text:p>
      <text:p text:style-name="P104">– Мы связали его. Он нас предал. И тебя. И Эквестрию. Всех.</text:p>
      <text:p text:style-name="P104">При этих словах Эпплджек и Флаттершай непонимающе уставились на меня, а Дискорд протестующе замычал.</text:p>
      <text:p text:style-name="P104">Я начал рассказывать о своих догадках, и непонимающее выражение на лицах девушек сменилось удивлением.</text:p>
      <text:p text:style-name="P10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4">– А зачем тогда ты приложила его книгой? – непонимающе уставился я на неё.</text:p>
      <text:p text:style-name="P104">– Потому что ты напал на него. Я и подумала — тебе виднее. И подсобила.</text:p>
      <text:p text:style-name="P104">Флаттершай отрицающе мотнула головой.</text:p>
      <text:p text:style-name="P104">– Не может Дискорд быть предателем. Он мой друг.</text:p>
      <text:p text:style-name="P104">Дискорд благодарственно замычал и закивал головой.</text:p>
      <text:p text:style-name="P10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4">Дискорд завёл глаза на лоб и обречённо завыл.</text:p>
      <text:p text:style-name="P104">– Макс, постой. Дай мне поговорить с ним. – сказала Селестия. – Не могу поверить, что Дискорд на такое пошёл.</text:p>
      <text:p text:style-name="P104">– Ну хорошо. Поговори. Послушаем, что он скажет.</text:p>
      <text:p text:style-name="P104">Я красноречиво покачал кулак перед его носом и вытащил кляп.</text:p>
      <text:p text:style-name="P104">...</text:p>
      <text:p text:style-name="P93">– Ффы, тьфу, пффф, пфу! <text:span text:style-name="T15">&lt;</text:span><text:span text:style-name="T27">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93">– Это я-то устраиваю цирк?!! ДА ТЫ НА СЕБЯ ПОСМОТРИ, КЛОУН!!! На людей кидаешься, чашками бросаешься, вон, мне нос разбил! Дерёшься...</text:p>
      <text:p text:style-name="P93">Я угрожающе поднёс тряпку к лицу Дискорда.</text:p>
      <text:p text:style-name="P93">– Ещё одно слово в таком тоне, и ты заткнёшься, а мы уйдём в Эквестрию без тебя!</text:p>
      <text:p text:style-name="P9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3">Дискорд демонстративно закрыл рот и посвистывая уставился в потолок.</text:p>
      <text:p text:style-name="P93">Разговор зашёл в тупик.</text:p>
      <text:p text:style-name="P96"/>
      <text:p text:style-name="P97">На мониторе высветился текст:</text:p>
      <text:p text:style-name="P9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7"/>
      <text:p text:style-name="P97">Из колонок послышался лёгкий шорох.</text:p>
      <text:p text:style-name="P93"><text:soft-page-break/>– Дик, сейчас не время для ссор. – голос Селестии был мягким, но настойчивым. – Мы в одной лодке.</text:p>
      <text:p text:style-name="P93">– Тебе легко говорить! Тебе не разбивали нос и не оскорбляли угрозами!</text:p>
      <text:p text:style-name="P93">– Ты должен понимать, что у Макса были все основания так себя вести. Твоё поведение вызвало подозрения у него, ведь он мало тебя знает. </text:p>
      <text:p text:style-name="P93">К уговорам Селестии присоединилась Флаттершай.</text:p>
      <text:p text:style-name="P93">– Дискорд, миленький, прости его. Макс хороший. Он просто не знал, что ты тоже хороший...</text:p>
      <text:p text:style-name="P93">У Дискорда покраснели уши и он засмущался и заворчал.</text:p>
      <text:p text:style-name="P9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3">Я пропустил «дятла» мимо ушей.</text:p>
      <text:p text:style-name="P9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4">***</text:p>
      <text:p text:style-name="P9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3">Потому разбрасываться такой возможностью не стоит. Если уж тебе повезло оказаться в новом мире — исследуй его сполна!..</text:p>
      <text:p text:style-name="P94">***</text:p>
      <text:p text:style-name="P99">&lt;<text:span text:style-name="T28">сюда можно вставить похождения Дискорда — вторая неопубликованная глава. Первая — секс с Селестией</text:span>&gt;</text:p>
      <text:p text:style-name="P94">***</text:p>
      <text:p text:style-name="P97">– Развяжите мне, наконец, руки! Или хотя бы одну. Плечами жестикулировать неудобно.... </text:p>
      <text:p text:style-name="P97">Я развязал Дискорду левую руку.</text:p>
      <text:p text:style-name="P9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7">Дискорд принялся разминать затёкшее запястье.</text:p>
      <text:p text:style-name="P9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7"><text:soft-page-break/>– Какое письмо, Корди? – вскинулась до этого зачарованно слушавшая Дискорда Флаттершай.</text:p>
      <text:p text:style-name="P97">– Ну ваше же! Вы с Эпплджек написали мне о своих мытарствах тут. Вежливо так написали, спасибо...</text:p>
      <text:p text:style-name="P97">Флаттершай покрылась пунцовыми пятнами.</text:p>
      <text:p text:style-name="P97">– Я... Мы... – тут она совсем стушевалась.</text:p>
      <text:p text:style-name="P97">– Так а почему ты сказал, что никто не уйдёт в Эквестрию? – наконец перебила Дискорда скучавшая до этого Эпплджек.</text:p>
      <text:p text:style-name="P97">Дискорд уставился на неё долгим взглядом, а потом хлопнул себя по лбу.</text:p>
      <text:p text:style-name="P9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21">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2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5">&gt;</text:span></text:p>
      <text:p text:style-name="P97">– И что? – продолжила его мысль Эпплджек.</text:p>
      <text:p text:style-name="P97">– Эквестрийские <text:span text:style-name="T15">&lt;</text:span><text:span text:style-name="T27">три месяца</text:span><text:span text:style-name="T15">&gt;</text:span> КО-РО-ЧЕ местных. – с нажимом повторил Дискорд. – По моим подсчётам, на два дня.</text:p>
      <text:p text:style-name="P97">– И?!! – до меня уже дошло, но Эпплджек продолжала тупить.</text:p>
      <text:p text:style-name="P97">– Короче, времени у нас осталось что-то около пятнадцати минут. Или около того. – заявил Дискорд, поднеся к глазам запястье с массивными часами.</text:p>
      <text:p text:style-name="P97">– СКОЛЬКО??? – воскликнули хором я и девушки.</text:p>
      <text:p text:style-name="P97">Дискорд открыл было рот, но его слова заглушил звонок в дверь.</text:p>
      <text:p text:style-name="P97">– ОТКРОЙТЕ, ПОЛИЦИЯ! Вам даётся полминуты, чтобы открыть дверь. Через тридцать секунд дверь будет выбита!</text:p>
      <text:p text:style-name="P9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7">Блядь!</text:p>
      <text:p text:style-name="P97">– На крышу, живо!!! Через окно на кухне! – зашипел Дискорд, отчаянно дёргая узлы свободной рукой.</text:p>
      <text:p text:style-name="P97">Эпплджек, одной рукой сгребя в охапку ноутбук, второй увлекая Флаттершай, кинулась на кухню.</text:p>
      <text:p text:style-name="P97">– А толку? Куда мы с крыши денемся? – спросил я растерянно. Дискорд только раздражённо зарычал в ответ.</text:p>
      <text:p text:style-name="P93">Дверь содрогнулась от мощного удара. Послышался стук падающей штукатурки. Я сломя голову кинулся на кухню.</text:p>
      <text:p text:style-name="P93">– Развяжи меня, идиот!!! – гаркнул вдогонку Дискорд.</text:p>
      <text:p text:style-name="P9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3">– Давай на крышу! Я догоню! – рявкнул он, освобождая вторую руку.</text:p>
      <text:p text:style-name="P93">От второго удара дверная коробка крякнула и наполовину въехала в коридор. </text:p>
      <text:p text:style-name="P93">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93">Верёвка в кухонном окне дёргалась от движений лезущих по ней Флатти и Эпплджек. Я словил её рукой и стал на подоконник.</text:p>
      <text:p text:style-name="P93">Чёрт!</text:p>
      <text:p text:style-name="P9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3">Но нет, триста тысяч чертей, раз девушки смогли – я тоже смогу!</text:p>
      <text:p text:style-name="P9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3">Я успел сократить расстояние до Эпплджек наполовину, когда девушки нашли решение.</text:p>
      <text:p text:style-name="P9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3">Я выдохнул.</text:p>
      <text:p text:style-name="P9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3">Чёрт! Чёрт! Чёрт! Чёрт!</text:p>
      <text:p text:style-name="P93">Бля!!!...</text:p>
      <text:p text:style-name="P93">Верёвка закончилась, а вместе с ней прекратилась и боль в сожжёных суставах. Наконец-то у меня появилось время для паники. Я обнял ноги<text:span text:style-name="T15"> </text:span>Эпплджек покрепче, закрыл глаза и приготовился...</text:p>
      <text:p text:style-name="P93"/>
      <text:h text:style-name="P132" text:outline-level="2"><text:soft-page-break/>Назад, в Эквестрию</text:h>
      <text:p text:style-name="P93"/>
      <text:p text:style-name="P93">Долго паниковать не пришлось. </text:p>
      <text:p text:style-name="P93">Я почувствовал сильный рывок за шиворот и захват поперёк груди. </text:p>
      <text:p text:style-name="P93">– ОТПУСТИ ДЕВЧОНКУ!!! – загрохотало мне в ухо. Я открыл глаза.</text:p>
      <text:p text:style-name="P9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3">Я чуть поднял глаза и уставился в чешуйчатую морду дракона.</text:p>
      <text:p text:style-name="P93">– Отпусти Эпплджек. Я её держу. – повторил Дискорд. – Мне сбалансироваться надо. Вы не такие уж и лёгкие.</text:p>
      <text:p text:style-name="P9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3">Наконец это ему удалось, и дальнейший подъём на крышу происходил в молчании.</text:p>
      <text:p text:style-name="P9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3">Флаттершай оторвала заплаканное лицо от моей ветровки.</text:p>
      <text:p text:style-name="P93">– Да-да, ты прав, Корди. Я готова.</text:p>
      <text:p text:style-name="P93">На длинной шее Дискорда разместились Эпплджек и Флаттершай. Я, для сохранения баланса, разместился позади крыльев.</text:p>
      <text:p text:style-name="P93">Дискорд расправил крылья и начал короткую пробежку к краю.</text:p>
      <text:p text:style-name="P9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3">И мы полетели навстречу закату.</text:p>
      <text:p text:style-name="P9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3">Впереди по курсу увеличивалась громада моей высотки. Дискорд летел прямо на разрыв в ограждении, который я проделал <text:span text:style-name="T15">&lt;</text:span><text:span text:style-name="T27">полгода</text:span><text:span text:style-name="T15">&gt;</text:span> назад своим проходом в Эквестрию.</text:p>
      <text:p text:style-name="P9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3">– Пристегните ремни! – проревел Дискорд, резко ускоряясь. – Будет весело!!!</text:p>
      <text:p text:style-name="P9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3">– ЙУУУУУУУХХХУУУУУ!!! – заорал Дискорд, сложил крылья и врезался в шар.</text:p>
      <text:p text:style-name="P98">&lt;<text:span text:style-name="T2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3" text:outline-level="1"><text:soft-page-break/>Беседа за столиком в ночи</text:h>
      <text:p text:style-name="P70">Из-за заинтересованности Эквуса в Максе, тому не приходится прилагать усилий для 34 — на что ему указывает Анакорн</text:p>
      <text:p text:style-name="P7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68"><text:span text:style-name="T1">– </text:span>Анакорн. <text:span text:style-name="T1">– о</text:span>трекомендовался он. <text:span text:style-name="T15">– </text:span><text:span text:style-name="T1">Демиург.</text:span></text:p>
      <text:p text:style-name="P68"><text:span text:style-name="T1">– </text:span>П-привет. Макс. <text:span text:style-name="T1">– в</text:span> смятении представился я.</text:p>
      <text:p text:style-name="P6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3"/>
      <text:p text:style-name="P68"><text:span text:style-name="T1">&lt;</text:span><text:span text:style-name="T2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3"/>
      <text:p text:style-name="P6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8"><text:span text:style-name="T1">Юноша</text:span> закинул ногу за ногу и пытливо смотрел на меня, играя карандашём .</text:p>
      <text:p text:style-name="P68"><text:soft-page-break/>Я совсем запутался.</text:p>
      <text:p text:style-name="P68"><text:span text:style-name="T1">– </text:span>Какая проблема? Какое решение? Кто ты <text:span text:style-name="T1">вообще</text:span>?</text:p>
      <text:p text:style-name="P68"><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7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3">– Стоп, не торопись. – у меня голова пошла кругом от информации. – Я ничего не понял. Какие-такие проблемы? Какие варианты? Зачем его поддерживать?</text:p>
      <text:p text:style-name="P73">Анакорн недовольно поморщился, но продолжил.</text:p>
      <text:p text:style-name="P7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3">На голограмме появилась солнечная система Эквуса. Почему-то в центре системы был сам Эквус. Вокруг него вращались солнце и луна.</text:p>
      <text:p text:style-name="P73">Анакорн плюхнулся обратно в кресло и схватился за голову. Потом, немного успокоившись, продолжил.</text:p>
      <text:p text:style-name="P7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3">Анакорн отпил из стакана и продолжил.</text:p>
      <text:p text:style-name="P7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28">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2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3">Анакорн постучал по столику указкой. Солнечная система увеличилась, оставив в поле зрения только шар Эквуса.</text:p>
      <text:p text:style-name="P7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7">старом аналоговом телевизоре.</text:span></text:p>
      <text:p text:style-name="P75">Ко мне наконец-то пришло понимание ситуации.</text:p>
      <text:p text:style-name="P7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3">Анакорн смутился.</text:p>
      <text:p text:style-name="P7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3">(<text:span text:style-name="T2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3"><text:span text:style-name="T25">– Сам ты раздолбай! – произнёс, наконец, Свирл</text:span>)</text:p>
      <text:p text:style-name="P73">… И создали вы его достаточно топорно — видишь, он трещит по швам.</text:p>
      <text:p text:style-name="P73">– Хмм. То есть, это брони создали Эквус?</text:p>
      <text:p text:style-name="P73"><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3">Я вспомнил события последнего года <text:span text:style-name="T15">&lt;</text:span>упомянуть в эпизоде на Терре, что МЛП-сериал закрылся год назад<text:span text:style-name="T15">&gt;</text:span></text:p>
      <text:p text:style-name="P7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3">Анакорн с такой силой сжал карандаш, что он хрустнул.</text:p>
      <text:p text:style-name="P7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0">– </text:p>
      <text:p text:style-name="P7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5">– Верни Рэйнбоу!!!</text:p>
      <text:p text:style-name="P75">Обломки карандаша выпали из кулака Анакорна на столик.</text:p>
      <text:p text:style-name="P75">– Э-э-э… м-м-м… ну-у-у... Нельзя сказать, что это совсем невыполнимо… Но, прямо скажу, задачка не для студента!</text:p>
      <text:p text:style-name="P75">– А ты студент?</text:p>
      <text:p text:style-name="P7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5">– Нет. Плата остаётся неизменной. Тут мы квиты. У меня тоже мало шансов помочь тебе — я не имею ни малейшего понятия, как это сделать.</text:p>
      <text:p text:style-name="P75">Ставшие почти прозрачными стены комнаты снова обрели материальность. Анакорн пожал плечами и протянул мне руку через столик.</text:p>
      <text:p text:style-name="P7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5">Я задумался.</text:p>
      <text:p text:style-name="P7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5">Анакорн почесал в затылке.</text:p>
      <text:p text:style-name="P75">– А кьютимарки? Как, <text:span text:style-name="T15">&lt;</text:span><text:span text:style-name="T31">чёрт</text:span><text:span text:style-name="T15">&gt;</text:span> меня побери, объяснить кьютимарки?</text:p>
      <text:p text:style-name="P75">– А кьютимарки ты сам даришь пони, когда распознаёшь их жизненное предназначение.</text:p>
      <text:p text:style-name="P7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5">Я пожал плечами.</text:p>
      <text:p text:style-name="P75">– А по-другому я не могу объяснить их появление. К сожалению.</text:p>
      <text:p text:style-name="P10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6">– Хорошо. Уболтал. Кьютимарки беру на себя. Так и знал, что мне самое трудное достанется!</text:p>
      <text:p text:style-name="P10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06"/>
      <text:p text:style-name="P108">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9"/>
      <text:p text:style-name="P10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8"/>
      <text:p text:style-name="P106">Я опять задумался. В голове было пусто. Хотя, если подумать с точки зрения программиста, можно... Наверное можно, раз все предыдущее прокатило...</text:p>
      <text:p text:style-name="P107">– <text:span text:style-name="T2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7">– Не понял? Это как? Как ты совместишь разрушенную магическими войнами Эквестрию с романтически-сексуальным раем для попаданцев?</text:p>
      <text:p text:style-name="P107"><text:span text:style-name="T1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7">Анакорн долго мусолил карандаш, а потом вдруг заржал.</text:p>
      <text:p text:style-name="P107"><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7"><text:span text:style-name="T15">– </text:span>Я ничего никому не назначаю. Ты просил меня придумать отмазку для объяснения различий в фэндоме — я придумал. Не нравится — ну, извиняй.</text:p>
      <text:p text:style-name="P107">Анакорн примирительно похлопал меня по плечу.</text:p>
      <text:p text:style-name="P107"><text:span text:style-name="T1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7">Я подозрительно посмотрел на Анакорна.</text:p>
      <text:p text:style-name="P107"><text:span text:style-name="T15">– </text:span>Какой ещё, нафиг, «мой фанфик»? Я никакого фанфика не писал. И не собираюсь, вообще-то.</text:p>
      <text:p text:style-name="P107">Анакорн ехидно ухмыльнулся и откинулся в кресле, переплетя пальцы за затылком.</text:p>
      <text:p text:style-name="P107"><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06"><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6"><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6"><text:span text:style-name="T15">– </text:span>Факн щит<text:note text:id="ftn13" text:note-class="footnote"><text:note-citation>13</text:note-citation><text:note-body><text:p text:style-name="P10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6">Анакорн развёл руками.</text:p>
      <text:p text:style-name="P106"><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6">Анакорн, глядя на мои терзания, понимающе кивнул и продолжил.</text:p>
      <text:p text:style-name="P7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3">– Гм! Я бы попросил тебя не касаться моих отношений с Рэйнбоу!</text:p>
      <text:p text:style-name="P7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3">У меня сердце буквально ухнуло куда-то вниз, в область желудка.</text:p>
      <text:p text:style-name="P7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5">&lt;&gt;</text:span></text:p>
      <text:p text:style-name="P7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3">– Та ладно, не утешай. Я не маленький ребёнок. Долг платежом красен. Сделаю то, что ты хочешь. Как сумею.</text:p>
      <text:p text:style-name="P7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3">Анакорн наблюдал за мной без улыбки. По его нейтральному выражению лица невозможно было <text:soft-page-break/>догадаться, о чём он думает.</text:p>
      <text:p text:style-name="P73">– Ну вот и отлично. Рад, что мы наконец-то пришли к сделке.</text:p>
      <text:p text:style-name="P7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6">– Пора закругляться. Ты начинаешь сгорать. Надо утрясти последние детали, пока ещё есть пару минут.</text:p>
      <text:p text:style-name="P73">– Валяй. Я тебя внимательно слушаю.</text:p>
      <text:p text:style-name="P7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7">Такова природа низкоэнергетических монад</text:span>.</text:p>
      <text:p text:style-name="P73">– А я разве сплю?</text:p>
      <text:p text:style-name="P73">– Сейчас — нет. Но как только мы закроем сделку — проснёшься. Потому что нет иного способа вернуть тебя в реальный мир.</text:p>
      <text:p text:style-name="P73">– Эээ, постой. А как я в Эквестрию и обратно возвращался?</text:p>
      <text:p text:style-name="P7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3">Так вот, возвращать тебя обратно в твой мир я не буду. </text:p>
      <text:p text:style-name="P73">Во-первых, может возникнуть временная <text:span text:style-name="T15">&lt;</text:span><text:span text:style-name="T27">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7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3">– Ты ещё увидишь пару снов на прощание. Удачи!</text:p>
      <text:p text:style-name="P73"/>
      <text:p text:style-name="P77">&lt;<text:span text:style-name="T1">- Но если миры Эквестрии станут существовать — появятся и те из них, в которых тьма страданий, постапокалипсис.</text:span></text:p>
      <text:p text:style-name="P77"><text:span text:style-name="T1">- И это лучше, чем не существовать, поверь</text:span>&gt;</text:p>
      <text:p text:style-name="P74">***</text:p>
      <text:p text:style-name="P74"/>
      <text:p text:style-name="P73">&lt;<text:span text:style-name="T2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3"><text:soft-page-break/></text:p>
      <text:p text:style-name="P73">– Привет, Макс. – образ Селестии снова реял передо мной, как <text:span text:style-name="T15">&lt;</text:span><text:span text:style-name="T27">полгода</text:span><text:span text:style-name="T15">&gt;</text:span> назад. – Я хочу поблагодарить тебя за всё.</text:p>
      <text:p text:style-name="P73">– Пожалста. – ответил я безучастно. – Всегда рад. Только Вам не нужно было ТАК распинаться, чтобы заручиться моей помощью.</text:p>
      <text:p text:style-name="P73">Селестия на мгновение смутилась, но продолжила.</text:p>
      <text:p text:style-name="P73">&lt;<text:span text:style-name="T27"> - Ты морочила мне яйца, чтобы заинтересовать? Всё, как Свирл указал?</text:span></text:p>
      <text:p text:style-name="P7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0">Я покачал головой.</text:p>
      <text:p text:style-name="P73"><text:span text:style-name="T2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3">– <text:s text:c="2"/>За благополучие Эквестрии я бы и не ТАК разопнулась.<text:span text:style-name="T15"> Я</text:span><text:span text:style-name="T2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3">Селестия кивнула, соглашаясь, и образ её начал меркнуть.</text:p>
      <text:p text:style-name="P98">– <text:span text:style-name="T1">Окей. Будь счастлив и... спасибо тебе за всё, Макс.</text:span></text:p>
      <text:p text:style-name="P93">…</text:p>
      <text:p text:style-name="P9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3">Он нахлобучил на себя невесть откуда взявшуюся двууголку.</text:p>
      <text:p text:style-name="P93">– Как вам это нравится, господа?! Дискорд — спаситель Эквестрии! А ведь звучит!!! Разрешите откланяться!..</text:p>
      <text:p text:style-name="P93"/>
      <text:list xml:id="list8506484897370105204" text:style-name="L8">
        <text:list-header>
          <text:p text:style-name="P127"><text:soft-page-break/>(<text:span text:style-name="T35">Луна — как повелительница снов, слышала разговор Макса с Анакорном</text:span>)</text:p>
          <text:p text:style-name="P128"/>
        </text:list-header>
      </text:list>
      <text:p text:style-name="P94">***</text:p>
      <text:p text:style-name="P68"><text:span text:style-name="T1">–</text:span> Ты?..</text:p>
      <text:p text:style-name="P68"><text:span text:style-name="T1">–</text:span> Ты??!</text:p>
      <text:p text:style-name="P68"><text:span text:style-name="T1">–</text:span> Ты мне снишься??</text:p>
      <text:p text:style-name="P68"><text:span text:style-name="T1">–</text:span> Это ты мне снишься!!</text:p>
      <text:p text:style-name="P68"><text:span text:style-name="T1">–</text:span> Неважно… Пусть мы друг-другу снимся… Ты как, Дэш?</text:p>
      <text:p text:style-name="P6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8"><text:span text:style-name="T1">–</text:span> И я в порядке. Вот, возвращаюсь в свой мир. Ну, не совсем в свой. Почти в свой.</text:p>
      <text:p text:style-name="P68"><text:span text:style-name="T1">–</text:span> Навсегда?</text:p>
      <text:p text:style-name="P68"><text:span text:style-name="T1">–</text:span> Скорее всего, да.</text:p>
      <text:p text:style-name="P68"><text:span text:style-name="T1">–</text:span> Это плохо. Я хотела тебе сказать…</text:p>
      <text:p text:style-name="P68"><text:span text:style-name="T1">–</text:span> Не надо, Дэш. Не стоит терзать себя. Мне тоже очень хотелось остаться. Но так надо. Мне очень жаль…</text:p>
      <text:p text:style-name="P6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8"><text:span text:style-name="T1">–</text:span> И тебя, и Твайлайт, и Рэрити, и Селестию, и всех-всех-всех… Таковы правила.</text:p>
      <text:p text:style-name="P68"><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68">Я опустил руку на шею Дэш и ощутил теплоту и лёгкое покалывание в пустоте.</text:p>
      <text:p text:style-name="P68"><text:span text:style-name="T15">–</text:span> Мне кажется, Дэш, <text:span text:style-name="T1">м</text:span>ы найдём способ связаться. Рано или поздно.</text:p>
      <text:p text:style-name="P68"><text:span text:style-name="T1">–</text:span> И лучше рано, чем поздно! Я не люблю ждать!</text:p>
      <text:p text:style-name="P68"><text:span text:style-name="T1">–</text:span> Да, Дэш. <text:span text:style-name="T1">–</text:span> её образ начал таять. <text:span text:style-name="T1">–</text:span> Да, я помню. Я всё ещё помню…</text:p>
      <text:p text:style-name="P68"/>
      <text:h text:style-name="P132" text:outline-level="2">Земля</text:h>
      <text:p text:style-name="P71">Музыкальная тема из бегущего по лезвию бритвы — <text:span text:style-name="T15">Mission impossible</text:span></text:p>
      <text:p text:style-name="P72">&lt;Ужас возвращения из тёплого волшебного мира друзей в холодную скучную реальность.&gt;</text:p>
      <text:p text:style-name="P66">Я открыл глаза. <text:span text:style-name="T1">Бляяяяяяя... У</text:span>же десять... <text:span text:style-name="T1">Башка чугунная... Вот на кой хрен ложиться в два, чтоб </text:span><text:soft-page-break/><text:span text:style-name="T1">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66"><text:span text:style-name="T1">Я нашарил ногами тапки и пошёл в ванную. Проходя мимо стола, зацепился взглядом за</text:span> эскиз <text:span text:style-name="T1">рисунка</text:span>.</text:p>
      <text:p text:style-name="P6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7">Доставая из стола ключи от машины, опять наткнулся взглядом на эскиз.</text:p>
      <text:p text:style-name="P6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7">Назову-ка я фантазию «Последний фанфик».</text:p>
      <text:p text:style-name="P67"/>
      <text:p text:style-name="P67"/>
      <text:p text:style-name="P67"/>
      <text:p text:style-name="P68"/>
      <text:p text:style-name="P68"/>
      <text:p text:style-name="P68"/>
      <text:p text:style-name="P6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8"/>
      <text:p text:style-name="P6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8"/>
      <text:p text:style-name="P68"><text:soft-page-break/></text:p>
      <text:p text:style-name="P68"/>
      <text:p text:style-name="P6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5">&lt;</text:span><text:span text:style-name="T28">Живая лошадь — не кошка, ухаживать за ней сложнее</text:span><text:span text:style-name="T1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5">–</text:span> Держись! <text:span text:style-name="T1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5">&lt;</text:span><text:span text:style-name="T27">взгляд</text:span><text:span text:style-name="T1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5">—</text:span> выглядело по-дурацки, но тем-не-менее <text:span text:style-name="T15">—</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7-03T19:10:56.931896448</dc:date>
    <meta:editing-duration>P71DT9H44M5S</meta:editing-duration>
    <meta:editing-cycles>3514</meta:editing-cycles>
    <meta:generator>LibreOffice/5.0.2.2$Linux_X86_64 LibreOffice_project/00m0$Build-2</meta:generator>
    <meta:document-statistic meta:table-count="0" meta:image-count="0" meta:object-count="0" meta:page-count="143" meta:paragraph-count="2930" meta:word-count="65950" meta:character-count="438590" meta:non-whitespace-character-count="372372"/>
  </office:meta>
</office:document-meta>
</file>